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4854in"/>
    </style:style>
    <style:style style:name="co3" style:family="table-column">
      <style:table-column-properties fo:break-before="auto" style:column-width="3.4445in"/>
    </style:style>
    <style:style style:name="co4" style:family="table-column">
      <style:table-column-properties fo:break-before="auto" style:column-width="8.3764in"/>
    </style:style>
    <style:style style:name="co5" style:family="table-column">
      <style:table-column-properties fo:break-before="auto" style:column-width="11.2819in"/>
    </style:style>
    <style:style style:name="co6" style:family="table-column">
      <style:table-column-properties fo:break-before="auto" style:column-width="9.5984in"/>
    </style:style>
    <style:style style:name="co7" style:family="table-column">
      <style:table-column-properties fo:break-before="auto" style:column-width="22.833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7804"/>
    </style:style>
    <style:style style:name="ce2" style:family="table-cell" style:parent-style-name="Default">
      <style:table-cell-properties fo:background-color="#ffff00"/>
    </style:style>
    <style:style style:name="ce3" style:family="table-cell" style:parent-style-name="Default">
      <style:table-cell-properties fo:background-color="#ffd7d7"/>
    </style:style>
    <style:style style:name="ce4" style:family="table-cell" style:parent-style-name="Default">
      <style:table-cell-properties fo:background-color="#a1467e"/>
    </style:style>
    <style:style style:name="ce5" style:family="table-cell" style:parent-style-name="Default">
      <style:table-cell-properties fo:background-color="#ff6d6d"/>
    </style:style>
    <style:style style:name="ce6" style:family="table-cell" style:parent-style-name="Default">
      <style:table-cell-properties fo:background-color="#bbe33d"/>
    </style:style>
    <style:style style:name="ce7" style:family="table-cell" style:parent-style-name="Default">
      <style:table-cell-properties fo:background-color="#ff0000"/>
    </style:style>
    <style:style style:name="ce8" style:family="table-cell" style:parent-style-name="Default">
      <style:table-cell-properties fo:background-color="#ffbf00"/>
    </style:style>
    <style:style style:name="ce9" style:family="table-cell" style:parent-style-name="Default">
      <style:table-cell-properties fo:background-color="#ff4000"/>
    </style:style>
    <style:style style:name="ce10" style:family="table-cell" style:parent-style-name="Default">
      <style:table-cell-properties fo:background-color="#dee6ef"/>
    </style:style>
    <style:style style:name="ce11" style:family="table-cell" style:parent-style-name="Default">
      <style:table-cell-properties fo:background-color="#77bc65"/>
    </style:style>
    <style:style style:name="ce12" style:family="table-cell" style:parent-style-name="Default">
      <style:table-cell-properties fo:background-color="#8d1d75"/>
    </style:style>
    <style:style style:name="ce13" style:family="table-cell" style:parent-style-name="Default">
      <style:table-cell-properties fo:background-color="#729fcf"/>
    </style:style>
    <style:style style:name="ce14" style:family="table-cell" style:parent-style-name="Default">
      <style:table-cell-properties fo:background-color="#069a2e"/>
    </style:style>
    <style:style style:name="ce15" style:family="table-cell" style:parent-style-name="Default">
      <style:table-cell-properties fo:background-color="#ffb66c"/>
    </style:style>
    <style:style style:name="ce16" style:family="table-cell" style:parent-style-name="Default">
      <style:table-cell-properties fo:background-color="#ff860d"/>
    </style:style>
    <style:style style:name="ce17" style:family="table-cell" style:parent-style-name="Default">
      <style:table-cell-properties fo:background-color="#ea7500"/>
    </style:style>
  </office:automatic-styles>
  <office:body>
    <office:spreadsheet>
      <table:calculation-settings table:automatic-find-labels="false" table:use-regular-expressions="false" table:use-wildcards="true"/>
      <table:table table:name="doc_info_EU_70 (cop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opic</text:p>
          </table:table-cell>
          <table:table-cell office:value-type="string" calcext:value-type="string">
            <text:p>Count</text:p>
          </table:table-cell>
          <table:table-cell office:value-type="string" calcext:value-type="string">
            <text:p>Name</text:p>
          </table:table-cell>
          <table:table-cell office:value-type="string" calcext:value-type="string">
            <text:p>Representation</text:p>
          </table:table-cell>
          <table:table-cell office:value-type="string" calcext:value-type="string">
            <text:p>KeyBERT</text:p>
          </table:table-cell>
          <table:table-cell office:value-type="string" calcext:value-type="string">
            <text:p>MMR</text:p>
          </table:table-cell>
          <table:table-cell office:value-type="string" calcext:value-type="string">
            <text:p>Representative_Docs</text:p>
          </table:table-cell>
        </table:table-row>
        <table:table-row table:style-name="ro1">
          <table:table-cell office:value-type="float" office:value="-1" calcext:value-type="float">
            <text:p>-1</text:p>
          </table:table-cell>
          <table:table-cell office:value-type="float" office:value="23440" calcext:value-type="float">
            <text:p>23440</text:p>
          </table:table-cell>
          <table:table-cell office:value-type="string" calcext:value-type="string">
            <text:p>-1_amp_day_travel_time</text:p>
          </table:table-cell>
          <table:table-cell office:value-type="string" calcext:value-type="string">
            <text:p>['amp', 'day', 'travel', 'time', 'one', 'like', 'today', 'people', 'back', 'see']</text:p>
          </table:table-cell>
          <table:table-cell office:value-type="string" calcext:value-type="string">
            <text:p>['hoy', 'nice', 'great', 'visit', 'morning', 'trip', 'via', 'day', 'today', 'beautiful']</text:p>
          </table:table-cell>
          <table:table-cell office:value-type="string" calcext:value-type="string">
            <text:p>['day', 'travel', 'time', 'back', 'love', 'home', 'city', 'country', 'visit', 'life']</text:p>
          </table:table-cell>
          <table:table-cell office:value-type="string" calcext:value-type="string">
            <text:p>['looking over my summer and i was lucky to have done so many things! this time in was one of my favourites though. it was just beautiful. i found myself laughing all the time and the random memories always make me smile x', 'good morning travel', "good morning though it's more like good night for me as it's night in .... hope you great day today."]</text:p>
          </table:table-cell>
        </table:table-row>
        <table:table-row table:style-name="ro1">
          <table:table-cell office:value-type="float" office:value="0" calcext:value-type="float">
            <text:p>0</text:p>
          </table:table-cell>
          <table:table-cell office:value-type="float" office:value="2776" calcext:value-type="float">
            <text:p>2776</text:p>
          </table:table-cell>
          <table:table-cell table:style-name="ce1" office:value-type="string" calcext:value-type="string">
            <text:p>0_vatican_pope_papa_musei</text:p>
          </table:table-cell>
          <table:table-cell office:value-type="string" calcext:value-type="string">
            <text:p>['vatican', 'pope', 'papa', 'musei', 'art', 'vaticano', 'museums', 'church', 'vaticancity', 'mass']</text:p>
          </table:table-cell>
          <table:table-cell office:value-type="string" calcext:value-type="string">
            <text:p>['vaticanmuseum', 'vaticanmuseums', 'vaticancity', 'vaticani', 'vatican', 'vaticano', 'basilica', 'papal', 'popefrancis', 'pope']</text:p>
          </table:table-cell>
          <table:table-cell office:value-type="string" calcext:value-type="string">
            <text:p>['vatican', 'pope', 'vaticano', 'church', 'vaticancity', 'popefrancis', 'vaticani', 'basilica', 'papal', 'museos']</text:p>
          </table:table-cell>
          <table:table-cell office:value-type="string" calcext:value-type="string">
            <text:p>['travel vatican vaticano <text:s/>world en ,', ', home to the pope and a trove of iconic art and architecture. vaticancity <text:s/>church history vatican', ': vatican museums - musei vaticani']</text:p>
          </table:table-cell>
        </table:table-row>
        <table:table-row table:style-name="ro1">
          <table:table-cell office:value-type="float" office:value="1" calcext:value-type="float">
            <text:p>1</text:p>
          </table:table-cell>
          <table:table-cell office:value-type="float" office:value="1309" calcext:value-type="float">
            <text:p>1309</text:p>
          </table:table-cell>
          <table:table-cell table:style-name="ce2" office:value-type="string" calcext:value-type="string">
            <text:p>1_team_game_football_win</text:p>
          </table:table-cell>
          <table:table-cell office:value-type="string" calcext:value-type="string">
            <text:p>['team', 'game', 'football', 'win', 'league', 'final', 'match', 'vs', 'games', 'cup']</text:p>
          </table:table-cell>
          <table:table-cell office:value-type="string" calcext:value-type="string">
            <text:p>['team', 'teams', 'squad', 'rugby', 'football', 'players', 'soccer', 'league', 'champions', 'championship']</text:p>
          </table:table-cell>
          <table:table-cell office:value-type="string" calcext:value-type="string">
            <text:p>['football', 'match', 'players', 'champions', 'teams', 'tournament', 'goal', 'luck', 'rugby', 'liverpool']</text:p>
          </table:table-cell>
          <table:table-cell office:value-type="string" calcext:value-type="string">
            <text:p>['i wouldnt say so. a town football team had an u11 game last week, /23 players came from one hurling club in north . lets not forget sunday either, we were all football people in for the day haha', 'team!', 'the only football team in all of']</text:p>
          </table:table-cell>
        </table:table-row>
        <table:table-row table:style-name="ro1">
          <table:table-cell office:value-type="float" office:value="2" calcext:value-type="float">
            <text:p>2</text:p>
          </table:table-cell>
          <table:table-cell office:value-type="float" office:value="1188" calcext:value-type="float">
            <text:p>1188</text:p>
          </table:table-cell>
          <table:table-cell table:style-name="ce3" office:value-type="string" calcext:value-type="string">
            <text:p>2_meeting_conference_amp_great</text:p>
          </table:table-cell>
          <table:table-cell office:value-type="string" calcext:value-type="string">
            <text:p>['meeting', 'conference', 'amp', 'great', 'president', 'minister', 'ambassador', 'students', 'today', 'education']</text:p>
          </table:table-cell>
          <table:table-cell office:value-type="string" calcext:value-type="string">
            <text:p>['meeting', 'meetings', 'cooperation', 'collaboration', 'discussions', 'discussed', 'discuss', 'discussion', 'ambassador', 'conference']</text:p>
          </table:table-cell>
          <table:table-cell office:value-type="string" calcext:value-type="string">
            <text:p>['meeting', 'conference', 'ambassador', 'students', 'cooperation', 'innovation', 'business', 'future', 'mxico', 'discuss']</text:p>
          </table:table-cell>
          <table:table-cell office:value-type="string" calcext:value-type="string">
            <text:p>['at the meeting with ambassador dr martin frick in ministry of foreign affairs today in we discussed bilateral cooperation and recent succesful initiatives in the hrc...', 'today, amcham members and partners met with prime minister for the th annual meeting to discuss topics that are relevant to foreign investors in and the overall strategy of the government when it comes to fdi. thank you pm ! great discussion!', 'during a meeting with , ambassador of the republic of to , we discussed bilateral relations, the current covid-19 situation and opportunities for further cooperation between the two countries']</text:p>
          </table:table-cell>
        </table:table-row>
        <table:table-row table:style-name="ro1">
          <table:table-cell office:value-type="float" office:value="3" calcext:value-type="float">
            <text:p>3</text:p>
          </table:table-cell>
          <table:table-cell office:value-type="float" office:value="1173" calcext:value-type="float">
            <text:p>1173</text:p>
          </table:table-cell>
          <table:table-cell table:style-name="ce4" office:value-type="string" calcext:value-type="string">
            <text:p>3_russian_ukrainian_putin_getputin</text:p>
          </table:table-cell>
          <table:table-cell office:value-type="string" calcext:value-type="string">
            <text:p>['russian', 'ukrainian', 'putin', 'getputin', 'evilputin', 'military', 'freedomof', 'thefallofputin', 'nato', 'forces']</text:p>
          </table:table-cell>
          <table:table-cell office:value-type="string" calcext:value-type="string">
            <text:p>['ukraine', 'ukrainians', 'kyiv', 'vladimir', 'troops', 'soldiers', 'ukrainian', 'army', 'russians', 'enemy']</text:p>
          </table:table-cell>
          <table:table-cell office:value-type="string" calcext:value-type="string">
            <text:p>['ukrainian', 'getputin', 'freedomof', 'ukrainians', 'russians', 'troops', 'missiles', 'civilians', 'guerra', 'hitler']</text:p>
          </table:table-cell>
          <table:table-cell office:value-type="string" calcext:value-type="string">
            <text:p>['ukrainians are great soldiers that are hard to match for any army in the world. thefallofputin <text:s/>getputin evilputin <text:s text:c="2"/>freedomof ', 'destroying russian tank. thefallofputin <text:s/>getputin evilputin <text:s text:c="2"/>freedomof ', 'a russian mt-lb, captured by ukrainian forces. thefallofputin <text:s/>getputin evilputin <text:s text:c="2"/>freedomof ']</text:p>
          </table:table-cell>
        </table:table-row>
        <table:table-row table:style-name="ro1">
          <table:table-cell office:value-type="float" office:value="4" calcext:value-type="float">
            <text:p>4</text:p>
          </table:table-cell>
          <table:table-cell office:value-type="float" office:value="968" calcext:value-type="float">
            <text:p>968</text:p>
          </table:table-cell>
          <table:table-cell table:style-name="ce5" office:value-type="string" calcext:value-type="string">
            <text:p>4_music_concert_radio_nowplaying</text:p>
          </table:table-cell>
          <table:table-cell office:value-type="string" calcext:value-type="string">
            <text:p>['music', 'concert', 'radio', 'nowplaying', 'show', 'tonight', 'dj', 'live', 'ger', 'bb']</text:p>
          </table:table-cell>
          <table:table-cell office:value-type="string" calcext:value-type="string">
            <text:p>['music', 'song', 'newmusic', 'concierto', 'livemusic', 'radio', 'musician', 'musical', 'nowplaying', 'band']</text:p>
          </table:table-cell>
          <table:table-cell office:value-type="string" calcext:value-type="string">
            <text:p>['music', 'concert', 'radio', 'nowplaying', 'show', 'tonight', 'dj', 'gig', 'jazz', 'party']</text:p>
          </table:table-cell>
          <table:table-cell office:value-type="string" calcext:value-type="string">
            <text:p>['nowplaying katyperry ~ katy perry | never really over ||| bb radio - in <text:s text:c="2"/>ger auf', 'nowplaying maroon5 ~ maroon | girls like you ||| bb radio - in <text:s text:c="2"/>ger auf', "can't wait to show you all the new music , comment if you are excited !! em ,"]</text:p>
          </table:table-cell>
        </table:table-row>
        <table:table-row table:style-name="ro1">
          <table:table-cell office:value-type="float" office:value="5" calcext:value-type="float">
            <text:p>5</text:p>
          </table:table-cell>
          <table:table-cell office:value-type="float" office:value="883" calcext:value-type="float">
            <text:p>883</text:p>
          </table:table-cell>
          <table:table-cell table:style-name="ce4" office:value-type="string" calcext:value-type="string">
            <text:p>5_brexit_vote_government_democracy</text:p>
          </table:table-cell>
          <table:table-cell office:value-type="string" calcext:value-type="string">
            <text:p>['brexit', 'vote', 'government', 'democracy', 'scotland', 'amp', 'people', 'party', 'referendum', 'political']</text:p>
          </table:table-cell>
          <table:table-cell office:value-type="string" calcext:value-type="string">
            <text:p>['brexit', 'brexiteers', 'referendum', 'british', 'union', 'scotland', 'politics', 'voted', 'partido', 'political']</text:p>
          </table:table-cell>
          <table:table-cell office:value-type="string" calcext:value-type="string">
            <text:p>['brexit', 'vote', 'democracy', 'scotland', 'referendum', 'elections', 'politicians', 'leave', 'democratic', 'voters']</text:p>
          </table:table-cell>
          <table:table-cell office:value-type="string" calcext:value-type="string">
            <text:p>['got brexit done: a primer johnson: got brexit. the : got done. hope this helps.', 'labour of course brexit can be eventually undone if there is the political will. brexit is clearly not working &amp;amp; nothing will make it work with tory &amp;amp; lab hard brexit policies out of sm &amp;amp; cu. over time as enlarges to &amp;amp; economy will be increasingly isolated from .', 'brexit , near in . there are going to be another around the country. who voted for this ?']</text:p>
          </table:table-cell>
        </table:table-row>
        <table:table-row table:style-name="ro1">
          <table:table-cell office:value-type="float" office:value="6" calcext:value-type="float">
            <text:p>6</text:p>
          </table:table-cell>
          <table:table-cell office:value-type="float" office:value="790" calcext:value-type="float">
            <text:p>790</text:p>
          </table:table-cell>
          <table:table-cell office:value-type="string" calcext:value-type="string">
            <text:p>6_andorra_vella_madrid_andorre</text:p>
          </table:table-cell>
          <table:table-cell office:value-type="string" calcext:value-type="string">
            <text:p>['andorra', 'vella', 'madrid', 'andorre', 'portugal', 'buenos', 'ms', 'sanmarino', 'gracias', 'andorralavella']</text:p>
          </table:table-cell>
          <table:table-cell office:value-type="string" calcext:value-type="string">
            <text:p>['andorralavella', 'andorra', 'andorre', 'andorralovers', 'baslica', 'spanish', 'yomequedoencasa', 'ciudaddelvaticano', 'maana', 'cittadelvaticano']</text:p>
          </table:table-cell>
          <table:table-cell office:value-type="string" calcext:value-type="string">
            <text:p>['andorra', 'madrid', 'portugal', 'sanmarino', 'andorralavella', 'cultura', 'spain', 'baslica', 'vacaciones', 'canillo']</text:p>
          </table:table-cell>
          <table:table-cell office:value-type="string" calcext:value-type="string">
            <text:p>['andorra andorre andorralovers andorralavella mercatdenadal grifovacances andorra andorralovers la vella,', 'andorra andorre andorralavella la vella,', 'andorralovers andorra andorre la vella,']</text:p>
          </table:table-cell>
        </table:table-row>
        <table:table-row table:style-name="ro1">
          <table:table-cell office:value-type="float" office:value="7" calcext:value-type="float">
            <text:p>7</text:p>
          </table:table-cell>
          <table:table-cell office:value-type="float" office:value="752" calcext:value-type="float">
            <text:p>752</text:p>
          </table:table-cell>
          <table:table-cell table:style-name="ce2" office:value-type="string" calcext:value-type="string">
            <text:p>7_snow_winter_ski_ice</text:p>
          </table:table-cell>
          <table:table-cell office:value-type="string" calcext:value-type="string">
            <text:p>['snow', 'winter', 'ski', 'ice', 'iceland', 'cold', 'skiing', 'snowboarding', 'nieve', 'glacier']</text:p>
          </table:table-cell>
          <table:table-cell office:value-type="string" calcext:value-type="string">
            <text:p>['snow', 'snowfall', 'snowy', 'snowing', 'invierno', 'winteriscoming', 'ski', 'winter', 'wintertime', 'skiing']</text:p>
          </table:table-cell>
          <table:table-cell office:value-type="string" calcext:value-type="string">
            <text:p>['snow', 'ski', 'skiing', 'snowboarding', 'snowy', 'snowboard', 'invierno', 'trip', 'slopes', 'glaciers']</text:p>
          </table:table-cell>
          <table:table-cell office:value-type="string" calcext:value-type="string">
            <text:p>['last snow of the year probably not long ago, still a wonderful of ! from les ski resort <text:s text:c="2"/>winter snow people', 'snow! ,', ' <text:s/>snow ,']</text:p>
          </table:table-cell>
        </table:table-row>
        <table:table-row table:style-name="ro1">
          <table:table-cell office:value-type="float" office:value="8" calcext:value-type="float">
            <text:p>8</text:p>
          </table:table-cell>
          <table:table-cell office:value-type="float" office:value="714" calcext:value-type="float">
            <text:p>714</text:p>
          </table:table-cell>
          <table:table-cell table:style-name="ce6" office:value-type="string" calcext:value-type="string">
            <text:p>8_food_restaurant_dinner_lunch</text:p>
          </table:table-cell>
          <table:table-cell office:value-type="string" calcext:value-type="string">
            <text:p>['food', 'restaurant', 'dinner', 'lunch', 'foodie', 'delicious', 'chocolate', 'yummy', 'meal', 'foodporn']</text:p>
          </table:table-cell>
          <table:table-cell office:value-type="string" calcext:value-type="string">
            <text:p>['comida', 'food', 'foodie', 'meal', 'foodiesofinstagram', 'gourmet', 'tasty', 'streetfood', 'snack', 'cuisine']</text:p>
          </table:table-cell>
          <table:table-cell office:value-type="string" calcext:value-type="string">
            <text:p>['food', 'restaurant', 'foodie', 'meal', 'foodporn', 'seafood', 'pasta', 'tasty', 'salad', 'pizza']</text:p>
          </table:table-cell>
          <table:table-cell office:value-type="string" calcext:value-type="string">
            <text:p>['food lunch meal dinner salad bread lettuce delicious no person vegetable plate rocket meat cheese tomato dish appetizer healthy epicure cuisine endofweek', 'miss your food in !!!', 'has food']</text:p>
          </table:table-cell>
        </table:table-row>
        <table:table-row table:style-name="ro1">
          <table:table-cell office:value-type="float" office:value="9" calcext:value-type="float">
            <text:p>9</text:p>
          </table:table-cell>
          <table:table-cell office:value-type="float" office:value="593" calcext:value-type="float">
            <text:p>593</text:p>
          </table:table-cell>
          <table:table-cell office:value-type="string" calcext:value-type="string">
            <text:p>9_vez_solo_guy_va</text:p>
          </table:table-cell>
          <table:table-cell office:value-type="string" calcext:value-type="string">
            <text:p>['vez', 'solo', 'guy', 'va', 'get', 'know', 'ms', 'voy', 'vou', 'tan']</text:p>
          </table:table-cell>
          <table:table-cell office:value-type="string" calcext:value-type="string">
            <text:p>['culo', 'malo', 'vai', 'puta', 'toda', 'hace', 'vero', 'vou', 'dejar', 'mal']</text:p>
          </table:table-cell>
          <table:table-cell office:value-type="string" calcext:value-type="string">
            <text:p>['vez', 'solo', 'guy', 'know', 'like', 'got', 'wanted', 'mate', 'nadie', 'sigo']</text:p>
          </table:table-cell>
          <table:table-cell office:value-type="string" calcext:value-type="string">
            <text:p>['mal?? es poco... valla mierda en , el problema es cuando me tenga que bajar del coche, la risa que me va a dar mientras se me hincha la cabeza lo raro esque no me de antes con este submarino sigo contandote demasiado...', '. en el examen de historia de cayeron justo los estndares que haba expuesto durante la cuarentena e hice el examen en literalmente media hora, que la pea qued flipando porque pensaban que me haba salido como el culo pero no xd y no s qu ms poner', 'es una mierda sentirse mal /7 y que encima solo te tiren beef. no puedo ms en serio me va a petar la cabeza. con lo de puta madre que haba vuelto de xddd']</text:p>
          </table:table-cell>
        </table:table-row>
        <table:table-row table:style-name="ro1">
          <table:table-cell office:value-type="float" office:value="10" calcext:value-type="float">
            <text:p>10</text:p>
          </table:table-cell>
          <table:table-cell office:value-type="float" office:value="591" calcext:value-type="float">
            <text:p>591</text:p>
          </table:table-cell>
          <table:table-cell office:value-type="string" calcext:value-type="string">
            <text:p>10_week_weekend_morning_good</text:p>
          </table:table-cell>
          <table:table-cell office:value-type="string" calcext:value-type="string">
            <text:p>['week', 'weekend', 'morning', 'good', 'day', 'monday', 'happy', 'friday', 'saturday', 'everyone']</text:p>
          </table:table-cell>
          <table:table-cell office:value-type="string" calcext:value-type="string">
            <text:p>['goodmorning', 'morning', 'hello', 'domingo', 'today', 'nice', 'day', 'sunday', 'wednesday', 'wonderful']</text:p>
          </table:table-cell>
          <table:table-cell office:value-type="string" calcext:value-type="string">
            <text:p>['weekend', 'day', 'monday', 'friday', 'saturday', 'tomorrow', 'semana', 'busy', 'sunday', 'goodmorning']</text:p>
          </table:table-cell>
          <table:table-cell office:value-type="string" calcext:value-type="string">
            <text:p>['good morning', 'happy weekend from', 'good morning from , happy friday to you!']</text:p>
          </table:table-cell>
        </table:table-row>
        <table:table-row table:style-name="ro1">
          <table:table-cell office:value-type="float" office:value="11" calcext:value-type="float">
            <text:p>11</text:p>
          </table:table-cell>
          <table:table-cell office:value-type="float" office:value="384" calcext:value-type="float">
            <text:p>384</text:p>
          </table:table-cell>
          <table:table-cell table:style-name="ce7" office:value-type="string" calcext:value-type="string">
            <text:p>11_sunset_night_lights_evening</text:p>
          </table:table-cell>
          <table:table-cell office:value-type="string" calcext:value-type="string">
            <text:p>['sunset', 'night', 'lights', 'evening', 'sky', 'sunsets', 'northern', 'view', 'atardecer', 'light']</text:p>
          </table:table-cell>
          <table:table-cell office:value-type="string" calcext:value-type="string">
            <text:p>['sunset', 'sunsets', 'sunsetlover', 'sunsetlovers', 'sunsets_captures', 'sunset_pics', 'sundaysunsets', 'sunsetphotography', 'sunrise', 'twilight']</text:p>
          </table:table-cell>
          <table:table-cell office:value-type="string" calcext:value-type="string">
            <text:p>['sunset', 'evening', 'sunsets', 'atardecer', 'beautiful', 'nights', 'sunsetphotography', 'sunsetlover', 'sunsetlovers', 'shadows']</text:p>
          </table:table-cell>
          <table:table-cell office:value-type="string" calcext:value-type="string">
            <text:p>['sunset', 'sunset on and the .', 'in at sunset ,']</text:p>
          </table:table-cell>
        </table:table-row>
        <table:table-row table:style-name="ro1">
          <table:table-cell office:value-type="float" office:value="12" calcext:value-type="float">
            <text:p>12</text:p>
          </table:table-cell>
          <table:table-cell office:value-type="float" office:value="360" calcext:value-type="float">
            <text:p>360</text:p>
          </table:table-cell>
          <table:table-cell table:style-name="ce8" office:value-type="string" calcext:value-type="string">
            <text:p>12_flight_airport_flights_flying</text:p>
          </table:table-cell>
          <table:table-cell office:value-type="string" calcext:value-type="string">
            <text:p>['flight', 'airport', 'flights', 'flying', 'plane', 'hours', 'fly', 'aeropuerto', 'vuelo', 'booked']</text:p>
          </table:table-cell>
          <table:table-cell office:value-type="string" calcext:value-type="string">
            <text:p>['vuelos', 'flights', 'flight', 'airline', 'airlines', 'vuelo', 'planes', 'flown', 'aeroporto', 'aeropuerto']</text:p>
          </table:table-cell>
          <table:table-cell office:value-type="string" calcext:value-type="string">
            <text:p>['airport', 'flights', 'plane', 'aeropuerto', 'booked', 'delayed', 'cancelled', 'airlines', 'aeroporto', 'airbus']</text:p>
          </table:table-cell>
          <table:table-cell office:value-type="string" calcext:value-type="string">
            <text:p>['flight soon, see you in !', 'flight to and from there to from', 'first flight: - last flight: - flight: - longest flight (direct): - favorite airport:']</text:p>
          </table:table-cell>
        </table:table-row>
        <table:table-row table:style-name="ro1">
          <table:table-cell office:value-type="float" office:value="13" calcext:value-type="float">
            <text:p>13</text:p>
          </table:table-cell>
          <table:table-cell office:value-type="float" office:value="353" calcext:value-type="float">
            <text:p>353</text:p>
          </table:table-cell>
          <table:table-cell table:style-name="ce2" office:value-type="string" calcext:value-type="string">
            <text:p>13_race_f1_gp_run</text:p>
          </table:table-cell>
          <table:table-cell office:value-type="string" calcext:value-type="string">
            <text:p>['race', 'f1', 'gp', 'run', 'running', 'racing', 'prix', 'formula1', 'grand', 'marathon']</text:p>
          </table:table-cell>
          <table:table-cell office:value-type="string" calcext:value-type="string">
            <text:p>['racing', 'motorsport', 'carrera', 'corrida', 'ferrari', 'races', 'rallyemontecarlo', 'f1', 'f12019', 'race']</text:p>
          </table:table-cell>
          <table:table-cell office:value-type="string" calcext:value-type="string">
            <text:p>['f1', 'racing', 'marathon', 'motorsport', 'ferrari', 'montecarlo', 'monacogp', 'track', 'weekend', 'car']</text:p>
          </table:table-cell>
          <table:table-cell office:value-type="string" calcext:value-type="string">
            <text:p>['come on who will be first from in the race?', 'race results gp de monaco de la en', 'big thanks to and for the weekend in f1 <text:s/>gp']</text:p>
          </table:table-cell>
        </table:table-row>
        <table:table-row table:style-name="ro1">
          <table:table-cell office:value-type="float" office:value="14" calcext:value-type="float">
            <text:p>14</text:p>
          </table:table-cell>
          <table:table-cell office:value-type="float" office:value="352" calcext:value-type="float">
            <text:p>352</text:p>
          </table:table-cell>
          <table:table-cell table:style-name="ce7" office:value-type="string" calcext:value-type="string">
            <text:p>14_flowers_autumn_garden_flower</text:p>
          </table:table-cell>
          <table:table-cell office:value-type="string" calcext:value-type="string">
            <text:p>['flowers', 'autumn', 'garden', 'flower', 'tree', 'trees', 'lujonflowers', 'birds', 'bird', 'nature']</text:p>
          </table:table-cell>
          <table:table-cell office:value-type="string" calcext:value-type="string">
            <text:p>['flores', 'flowers', 'jardim', 'wildflowers', 'floral', 'gardens', 'flower', 'garden', 'blossoms', 'bouquet']</text:p>
          </table:table-cell>
          <table:table-cell office:value-type="string" calcext:value-type="string">
            <text:p>['flowers', 'trees', 'lujonflowers', 'nature', 'flores', 'beautiful', 'autumnvibes', 'wildlife', 'colors', 'bees']</text:p>
          </table:table-cell>
          <table:table-cell office:value-type="string" calcext:value-type="string">
            <text:p>['the autumn is never be so beautiful nature urban autumn', "we'll start to see past wild flower mixes and start appreciating our beautiful native, easy grow wildflowers! real 'wild' flowers = native wild plants left to flower, not a collection of non native flowers that'd never grow together, nor in in st place (garden flowers)", 'flowers']</text:p>
          </table:table-cell>
        </table:table-row>
        <table:table-row table:style-name="ro1">
          <table:table-cell office:value-type="float" office:value="15" calcext:value-type="float">
            <text:p>15</text:p>
          </table:table-cell>
          <table:table-cell office:value-type="float" office:value="344" calcext:value-type="float">
            <text:p>344</text:p>
          </table:table-cell>
          <table:table-cell office:value-type="string" calcext:value-type="string">
            <text:p>15_fashion_hair_handmade_earrings</text:p>
          </table:table-cell>
          <table:table-cell office:value-type="string" calcext:value-type="string">
            <text:p>['fashion', 'hair', 'handmade', 'earrings', 'style', 'jewelry', 'diamonds', 'collection', 'shoes', 'bag']</text:p>
          </table:table-cell>
          <table:table-cell office:value-type="string" calcext:value-type="string">
            <text:p>['fashionista', 'moda', 'fashionblogger', 'fashion', 'glamour', 'dress', 'glam', 'beauty', 'style', 'clothing']</text:p>
          </table:table-cell>
          <table:table-cell office:value-type="string" calcext:value-type="string">
            <text:p>['fashion', 'handmade', 'earrings', 'jewelry', 'shoes', 'dress', 'fashionista', 'wear', 'shop', 'orlovjewelry']</text:p>
          </table:table-cell>
          <table:table-cell office:value-type="string" calcext:value-type="string">
            <text:p>['on the floor vnv glamour quotes fashion vassiliosnicolaosvitsilogiannis journalist magazine newyork <text:s text:c="3"/>mydubai <text:s/>fashionista lifestyle media model style photography <text:s/>swag', 'outfit on a casual sunday ... . . fashion mystyle monaco lifestyle ootd', 'things will change vnv glamour quotes fashion vassiliosnicolaosvitsilogiannis journalist magazine newyork <text:s text:c="3"/>mydubai <text:s/>fashionista lifestyle media model style photography']</text:p>
          </table:table-cell>
        </table:table-row>
        <table:table-row table:style-name="ro1">
          <table:table-cell office:value-type="float" office:value="16" calcext:value-type="float">
            <text:p>16</text:p>
          </table:table-cell>
          <table:table-cell office:value-type="float" office:value="337" calcext:value-type="float">
            <text:p>337</text:p>
          </table:table-cell>
          <table:table-cell table:style-name="ce9" office:value-type="string" calcext:value-type="string">
            <text:p>16_earthquake_min_strikes_km</text:p>
          </table:table-cell>
          <table:table-cell office:value-type="string" calcext:value-type="string">
            <text:p>['earthquake', 'min', 'strikes', 'km', 'ago', 'eyewitnesses', 'felt', 'm3', 'trmet', 'm2']</text:p>
          </table:table-cell>
          <table:table-cell office:value-type="string" calcext:value-type="string">
            <text:p>['terremoto', 'earthquake', 'cutremur', 'sismo', 'earthquakes', 'quakes', 'quake', 'seismic', 'km', 'tremor']</text:p>
          </table:table-cell>
          <table:table-cell office:value-type="string" calcext:value-type="string">
            <text:p>['earthquake', 'strikes', 'km', 'eyewitnesses', 'm3', 'effects', 'map', 'reported', 'potres', 'amp']</text:p>
          </table:table-cell>
          <table:table-cell office:value-type="string" calcext:value-type="string">
            <text:p>['felt earthquake (trmet) m3.1 strikes km s of <text:s/>( ) min ago. please report to:', 'felt earthquake (trmet) m3.9 strikes km s of <text:s/>( ) min ago. please report to:', 'felt earthquake (trmet) m3.3 strikes km e of <text:s/>( ) min ago. please report to:']</text:p>
          </table:table-cell>
        </table:table-row>
        <table:table-row table:style-name="ro1">
          <table:table-cell office:value-type="float" office:value="17" calcext:value-type="float">
            <text:p>17</text:p>
          </table:table-cell>
          <table:table-cell office:value-type="float" office:value="331" calcext:value-type="float">
            <text:p>331</text:p>
          </table:table-cell>
          <table:table-cell table:style-name="ce9" office:value-type="string" calcext:value-type="string">
            <text:p>17_weather_rain_storm_raining</text:p>
          </table:table-cell>
          <table:table-cell office:value-type="string" calcext:value-type="string">
            <text:p>['weather', 'rain', 'storm', 'raining', 'degrees', 'rainy', 'temperature', 'celsius', 'thunderstorm', '00']</text:p>
          </table:table-cell>
          <table:table-cell office:value-type="string" calcext:value-type="string">
            <text:p>['weather', 'meteorological', 'weathershot', 'climate', 'temperatures', 'temperature', 'temperatura', 'rainyday', 'windy', 'forecast']</text:p>
          </table:table-cell>
          <table:table-cell office:value-type="string" calcext:value-type="string">
            <text:p>['weather', 'storm', 'rainy', 'thunderstorm', 'gt', 'forecast', 'windy', 'temperatures', 'cloudy', 'hurricane']</text:p>
          </table:table-cell>
          <table:table-cell office:value-type="string" calcext:value-type="string">
            <text:p>['current weather in <text:s/>, light rain shower with a temperature of degrees celsius. keep track of the weather in -&amp;gt;', 'weather of <text:s/>', 'current weather in <text:s/>, moderate rain with a temperature of degrees celsius. keep track of the weather in -&amp;gt;']</text:p>
          </table:table-cell>
        </table:table-row>
        <table:table-row table:style-name="ro1">
          <table:table-cell office:value-type="float" office:value="18" calcext:value-type="float">
            <text:p>18</text:p>
          </table:table-cell>
          <table:table-cell office:value-type="float" office:value="324" calcext:value-type="float">
            <text:p>324</text:p>
          </table:table-cell>
          <table:table-cell table:style-name="ce2" office:value-type="string" calcext:value-type="string">
            <text:p>18_castle_old_town_medieval</text:p>
          </table:table-cell>
          <table:table-cell office:value-type="string" calcext:value-type="string">
            <text:p>['castle', 'old', 'town', 'medieval', 'tower', 'towers', 'fortress', 'city', 'castles', 'heritage']</text:p>
          </table:table-cell>
          <table:table-cell office:value-type="string" calcext:value-type="string">
            <text:p>['castelo', 'oldtown', 'castle', 'castles', 'town', 'buildings', 'cidade', 'medieval', 'palace', 'ciudad']</text:p>
          </table:table-cell>
          <table:table-cell office:value-type="string" calcext:value-type="string">
            <text:p>['castle', 'town', 'medieval', 'tower', 'towers', 'fortress', 'castles', 'castillo', 'castelo', 'palace']</text:p>
          </table:table-cell>
          <table:table-cell office:value-type="string" calcext:value-type="string">
            <text:p>['the old town of <text:s/>', 'me and my castle', "'s castle and the ."]</text:p>
          </table:table-cell>
        </table:table-row>
        <table:table-row table:style-name="ro1">
          <table:table-cell office:value-type="float" office:value="19" calcext:value-type="float">
            <text:p>19</text:p>
          </table:table-cell>
          <table:table-cell office:value-type="float" office:value="322" calcext:value-type="float">
            <text:p>322</text:p>
          </table:table-cell>
          <table:table-cell table:style-name="ce7" office:value-type="string" calcext:value-type="string">
            <text:p>19_waterfall_mountains_hiking_mountain</text:p>
          </table:table-cell>
          <table:table-cell office:value-type="string" calcext:value-type="string">
            <text:p>['waterfall', 'mountains', 'hiking', 'mountain', 'waterfalls', 'hike', 'nature', 'climb', 'alps', 'views']</text:p>
          </table:table-cell>
          <table:table-cell office:value-type="string" calcext:value-type="string">
            <text:p>['mountainlife', 'mountains', 'mountain', 'hikes', 'waterfalls', 'scenery', 'waterfall', 'paisajes', 'hiking', 'hikingadventures']</text:p>
          </table:table-cell>
          <table:table-cell office:value-type="string" calcext:value-type="string">
            <text:p>['mountains', 'hiking', 'mountain', 'waterfalls', 'hike', 'alps', 'landscape', 'climbing', 'hikingadventures', 'geology']</text:p>
          </table:table-cell>
          <table:table-cell office:value-type="string" calcext:value-type="string">
            <text:p>['summit of the holy mountain of summit mountains hiking mountain climbing nature landscape adventure mountaineering travel trekking hike snow photography alps climb repost peak outdoor', ' waterfall', 'hiking up some of the mountains in , today.']</text:p>
          </table:table-cell>
        </table:table-row>
        <table:table-row table:style-name="ro1">
          <table:table-cell office:value-type="float" office:value="20" calcext:value-type="float">
            <text:p>20</text:p>
          </table:table-cell>
          <table:table-cell office:value-type="float" office:value="315" calcext:value-type="float">
            <text:p>315</text:p>
          </table:table-cell>
          <table:table-cell table:style-name="ce10" office:value-type="string" calcext:value-type="string">
            <text:p>20_foto_publicar_posted_photo</text:p>
          </table:table-cell>
          <table:table-cell office:value-type="string" calcext:value-type="string">
            <text:p>['foto', 'publicar', 'posted', 'photo', 'acaba', 'acabei', 'acabou', 'selfie', 'photos', 'fotos']</text:p>
          </table:table-cell>
          <table:table-cell office:value-type="string" calcext:value-type="string">
            <text:p>['foto', 'pic', 'appena', 'photo', 'picture', 'fotos', 'photoshoot', 'pics', 'pictures', 'photos']</text:p>
          </table:table-cell>
          <table:table-cell office:value-type="string" calcext:value-type="string">
            <text:p>['foto', 'posted', 'selfie', 'fotos', 'took', 'pic', 'poster', 'republic', 'selfies', 'instagram']</text:p>
          </table:table-cell>
          <table:table-cell office:value-type="string" calcext:value-type="string">
            <text:p>['acaba de publicar una foto en del ,', 'acaba de publicar una foto en / /', 'acaba de publicar una foto en de , ,']</text:p>
          </table:table-cell>
        </table:table-row>
        <table:table-row table:style-name="ro1">
          <table:table-cell office:value-type="float" office:value="21" calcext:value-type="float">
            <text:p>21</text:p>
          </table:table-cell>
          <table:table-cell office:value-type="float" office:value="288" calcext:value-type="float">
            <text:p>288</text:p>
          </table:table-cell>
          <table:table-cell office:value-type="string" calcext:value-type="string">
            <text:p>21____mtv_alternative_bound</text:p>
          </table:table-cell>
          <table:table-cell office:value-type="string" calcext:value-type="string">
            <text:p>['__', 'mtv', 'alternative', 'bound', 'vs', 'igual', 'st', 'iii', 'oh', '55']</text:p>
          </table:table-cell>
          <table:table-cell office:value-type="string" calcext:value-type="string">
            <text:p>['__', '___', 'coisa', 'sendo', 'ganz', 'uuuu', 'primita', 'resumen', 'uae', 'vs']</text:p>
          </table:table-cell>
          <table:table-cell office:value-type="string" calcext:value-type="string">
            <text:p>['mtv', 'alternative', 'bound', 'vs', 'iii', '10', 'interestingup', 'theadventurecontinues', 'erdinger', 'equaliser']</text:p>
          </table:table-cell>
          <table:table-cell office:value-type="string" calcext:value-type="string">
            <text:p>['- + <text:s text:c="3"/>_ <text:s/>_ __ <text:s text:c="3"/>_ <text:s text:c="2"/>_ <text:s text:c="7"/>', ' __', ': + + <text:s text:c="5"/>__ __ <text:s/>_']</text:p>
          </table:table-cell>
        </table:table-row>
        <table:table-row table:style-name="ro1">
          <table:table-cell office:value-type="float" office:value="22" calcext:value-type="float">
            <text:p>22</text:p>
          </table:table-cell>
          <table:table-cell office:value-type="float" office:value="278" calcext:value-type="float">
            <text:p>278</text:p>
          </table:table-cell>
          <table:table-cell office:value-type="string" calcext:value-type="string">
            <text:p>22_thank_greetings_saludos_gracias</text:p>
          </table:table-cell>
          <table:table-cell office:value-type="string" calcext:value-type="string">
            <text:p>['thank', 'greetings', 'saludos', 'gracias', 'hi', 'meet', 'hello', 'hope', 'bye', 'dear']</text:p>
          </table:table-cell>
          <table:table-cell office:value-type="string" calcext:value-type="string">
            <text:p>['gracias', 'thank', 'thanks', 'gratido', 'saludos', 'hola', 'please', 'saludo', 'hi', 'hello']</text:p>
          </table:table-cell>
          <table:table-cell office:value-type="string" calcext:value-type="string">
            <text:p>['greetings', 'saludos', 'gracias', 'hi', 'hope', 'bye', 'sintona', 'twitter', 'tatiana', 'send']</text:p>
          </table:table-cell>
          <table:table-cell office:value-type="string" calcext:value-type="string">
            <text:p>['thank you, !', 'all about <text:s/>thank you', 'thank you from !']</text:p>
          </table:table-cell>
        </table:table-row>
        <table:table-row table:style-name="ro1">
          <table:table-cell office:value-type="float" office:value="23" calcext:value-type="float">
            <text:p>23</text:p>
          </table:table-cell>
          <table:table-cell office:value-type="float" office:value="276" calcext:value-type="float">
            <text:p>276</text:p>
          </table:table-cell>
          <table:table-cell office:value-type="string" calcext:value-type="string">
            <text:p>23_zh_greater_distrito_campus</text:p>
          </table:table-cell>
          <table:table-cell office:value-type="string" calcext:value-type="string">
            <text:p>['zh', 'greater', 'distrito', 'campus', 'duty', 'oostende', 'mattenbach', 'center', 'rossio', 'co']</text:p>
          </table:table-cell>
          <table:table-cell office:value-type="string" calcext:value-type="string">
            <text:p>['herz', 'zh', 'shk', 'kastrup', 'zelt', 'co', 'zwinglistrasse', 'ismet', 'vantaa', 'hyve']</text:p>
          </table:table-cell>
          <table:table-cell office:value-type="string" calcext:value-type="string">
            <text:p>['distrito', 'campus', 'center', 'station', 'wien', 'guaita', 'gate', 'hall', 'landschoot', 'grammer']</text:p>
          </table:table-cell>
          <table:table-cell office:value-type="string" calcext:value-type="string">
            <text:p>["i'm at in , greater", "i'm at in , zh", "i'm at kindergarten mattenbach in , zh"]</text:p>
          </table:table-cell>
        </table:table-row>
        <table:table-row table:style-name="ro1">
          <table:table-cell office:value-type="float" office:value="24" calcext:value-type="float">
            <text:p>24</text:p>
          </table:table-cell>
          <table:table-cell office:value-type="float" office:value="256" calcext:value-type="float">
            <text:p>256</text:p>
          </table:table-cell>
          <table:table-cell table:style-name="ce7" office:value-type="string" calcext:value-type="string">
            <text:p>24_city_beautiful_place_places</text:p>
          </table:table-cell>
          <table:table-cell office:value-type="string" calcext:value-type="string">
            <text:p>['city', 'beautiful', 'place', 'places', 'definitely', 'visit', 'amazing', 'ciudad', 'cities', 'lugar']</text:p>
          </table:table-cell>
          <table:table-cell office:value-type="string" calcext:value-type="string">
            <text:p>['cidade', 'ciudad', 'breathtaking', 'beautiful', 'ciudades', 'picturesque', 'city', 'cities', 'lindo', 'lovely']</text:p>
          </table:table-cell>
          <table:table-cell office:value-type="string" calcext:value-type="string">
            <text:p>['beautiful', 'places', 'ciudad', 'cities', 'love', 'lugares', 'favorite', 'always', 'visiting', 'travel']</text:p>
          </table:table-cell>
          <table:table-cell office:value-type="string" calcext:value-type="string">
            <text:p>[', you beautiful city. ,', 'most beautiful city <text:s/>', 'is such a beautiful city']</text:p>
          </table:table-cell>
        </table:table-row>
        <table:table-row table:style-name="ro1">
          <table:table-cell office:value-type="float" office:value="25" calcext:value-type="float">
            <text:p>25</text:p>
          </table:table-cell>
          <table:table-cell office:value-type="float" office:value="253" calcext:value-type="float">
            <text:p>253</text:p>
          </table:table-cell>
          <table:table-cell table:style-name="ce8" office:value-type="string" calcext:value-type="string">
            <text:p>25_hotel_room_view_hotels</text:p>
          </table:table-cell>
          <table:table-cell office:value-type="string" calcext:value-type="string">
            <text:p>['hotel', 'room', 'view', 'hotels', 'stay', 'window', 'spa', 'grand', 'apartment', 'resort']</text:p>
          </table:table-cell>
          <table:table-cell office:value-type="string" calcext:value-type="string">
            <text:p>['hoteldeparis', 'hotel', 'hotels', 'internationalhotel', 'besthotels', 'accommodation', 'guesthouse', 'resort', 'hostel', 'rooms']</text:p>
          </table:table-cell>
          <table:table-cell office:value-type="string" calcext:value-type="string">
            <text:p>['hotel', 'hotels', 'resort', 'villa', 'rooms', 'airbnb', 'guesthouse', 'accommodation', 'townread', 'fivestarhotel']</text:p>
          </table:table-cell>
          <table:table-cell office:value-type="string" calcext:value-type="string">
            <text:p>['now in <text:s/>new hotel', 'you hotel ,', "i'm at hotel in ,"]</text:p>
          </table:table-cell>
        </table:table-row>
        <table:table-row table:style-name="ro1">
          <table:table-cell office:value-type="float" office:value="26" calcext:value-type="float">
            <text:p>26</text:p>
          </table:table-cell>
          <table:table-cell office:value-type="float" office:value="244" calcext:value-type="float">
            <text:p>244</text:p>
          </table:table-cell>
          <table:table-cell office:value-type="string" calcext:value-type="string">
            <text:p>26_christmas_year_happy_merry</text:p>
          </table:table-cell>
          <table:table-cell office:value-type="string" calcext:value-type="string">
            <text:p>['christmas', 'year', 'happy', 'merry', 'new', 'navidad', 'xmas', 'fireworks', 'holidays', 'happynewyear']</text:p>
          </table:table-cell>
          <table:table-cell office:value-type="string" calcext:value-type="string">
            <text:p>['christmastime', 'christmas', 'christmaseve', 'christmasdecor', 'navidad', 'christmasgifts', 'christmas2019', 'christmas2021', 'christmastree', 'christmaslights']</text:p>
          </table:table-cell>
          <table:table-cell office:value-type="string" calcext:value-type="string">
            <text:p>['christmas', 'merry', 'navidad', 'fireworks', 'holidays', 'happynewyear', 'nativity', 'natal', 'christmastree', 'gifts']</text:p>
          </table:table-cell>
          <table:table-cell office:value-type="string" calcext:value-type="string">
            <text:p>['christmas at home ,', ' , day one... <text:s/>christmas <text:s/>,', 'happy christmas !']</text:p>
          </table:table-cell>
        </table:table-row>
        <table:table-row table:style-name="ro1">
          <table:table-cell office:value-type="float" office:value="27" calcext:value-type="float">
            <text:p>27</text:p>
          </table:table-cell>
          <table:table-cell office:value-type="float" office:value="234" calcext:value-type="float">
            <text:p>234</text:p>
          </table:table-cell>
          <table:table-cell table:style-name="ce2" office:value-type="string" calcext:value-type="string">
            <text:p>27_bike_cycling_bicycle_cycle</text:p>
          </table:table-cell>
          <table:table-cell office:value-type="string" calcext:value-type="string">
            <text:p>['bike', 'cycling', 'bicycle', 'cycle', 'bikes', 'ride', 'bici', 'infra', 'lanes', '00']</text:p>
          </table:table-cell>
          <table:table-cell office:value-type="string" calcext:value-type="string">
            <text:p>['bici', 'cycling', 'ciclismo', 'bicicleta', 'biking', 'cyclingempire', 'bike', 'ciclistas', 'bicicletas', 'bicycle']</text:p>
          </table:table-cell>
          <table:table-cell office:value-type="string" calcext:value-type="string">
            <text:p>['cycling', 'bikes', 'bici', 'bikelife', 'biking', 'cyclinglife', 'cyclists', 'cycletouring', 'cyclingempire', 'mountainbike']</text:p>
          </table:table-cell>
          <table:table-cell office:value-type="string" calcext:value-type="string">
            <text:p>["it's me! in ! on a bike! am i a local now? ,", 'night cycling. ,', 'back to cycling in ']</text:p>
          </table:table-cell>
        </table:table-row>
        <table:table-row table:style-name="ro1">
          <table:table-cell office:value-type="float" office:value="28" calcext:value-type="float">
            <text:p>28</text:p>
          </table:table-cell>
          <table:table-cell office:value-type="float" office:value="233" calcext:value-type="float">
            <text:p>233</text:p>
          </table:table-cell>
          <table:table-cell table:style-name="ce11" office:value-type="string" calcext:value-type="string">
            <text:p>28_covid_vaccine_19_covid19</text:p>
          </table:table-cell>
          <table:table-cell office:value-type="string" calcext:value-type="string">
            <text:p>['covid', 'vaccine', '19', 'covid19', 'vaccination', 'vaccinated', 'cases', 'vacunacin', 'vacunas', 'vaccines']</text:p>
          </table:table-cell>
          <table:table-cell office:value-type="string" calcext:value-type="string">
            <text:p>['covid_19', 'covid19', 'covid', 'vacuna', 'vacina', '19', 'vaccine', 'vacunas', 'vacunacin', 'vaccines']</text:p>
          </table:table-cell>
          <table:table-cell office:value-type="string" calcext:value-type="string">
            <text:p>['vaccine', 'vaccination', 'vaccinated', 'vacunacin', 'vacunas', 'vaccines', 'virus', 'vacuna', 'covid_19', 'infections']</text:p>
          </table:table-cell>
          <table:table-cell office:value-type="string" calcext:value-type="string">
            <text:p>[", 's first covid-19 free country", 'first covid-19 in this morning', ' will supply and <text:s/>with the covid-19 vaccine']</text:p>
          </table:table-cell>
        </table:table-row>
        <table:table-row table:style-name="ro1">
          <table:table-cell office:value-type="float" office:value="29" calcext:value-type="float">
            <text:p>29</text:p>
          </table:table-cell>
          <table:table-cell office:value-type="float" office:value="227" calcext:value-type="float">
            <text:p>227</text:p>
          </table:table-cell>
          <table:table-cell office:value-type="string" calcext:value-type="string">
            <text:p>29_country_smallest_countries_world</text:p>
          </table:table-cell>
          <table:table-cell office:value-type="string" calcext:value-type="string">
            <text:p>['country', 'smallest', 'countries', 'world', 'one', 'visited', 'list', 'th', 'bg', 'tiny']</text:p>
          </table:table-cell>
          <table:table-cell office:value-type="string" calcext:value-type="string">
            <text:p>['smallestcountryintheworld', 'smallestcountry', 'countries', 'smallest', 'country', 'tiny', 'mundo', 'small', 'smaller', 'world']</text:p>
          </table:table-cell>
          <table:table-cell office:value-type="string" calcext:value-type="string">
            <text:p>['country', 'smallest', 'countries', 'visited', 'landlocked', 'state', 'think', 'worlds', 'city', 'travel']</text:p>
          </table:table-cell>
          <table:table-cell office:value-type="string" calcext:value-type="string">
            <text:p>['the smallest country in the world', 'the smallest country in the world ,', 'at the its smallest country in the world!']</text:p>
          </table:table-cell>
        </table:table-row>
        <table:table-row table:style-name="ro1">
          <table:table-cell office:value-type="float" office:value="30" calcext:value-type="float">
            <text:p>30</text:p>
          </table:table-cell>
          <table:table-cell office:value-type="float" office:value="218" calcext:value-type="float">
            <text:p>218</text:p>
          </table:table-cell>
          <table:table-cell table:style-name="ce6" office:value-type="string" calcext:value-type="string">
            <text:p>30_beer_drinking_ale_cerveza</text:p>
          </table:table-cell>
          <table:table-cell office:value-type="string" calcext:value-type="string">
            <text:p>['beer', 'drinking', 'ale', 'cerveza', 'birra', 'craftbeer', 'pivo', 'bier', 'bire', 'publicis']</text:p>
          </table:table-cell>
          <table:table-cell office:value-type="string" calcext:value-type="string">
            <text:p>['birra', 'pivo', 'cerveja', 'beeroclock', 'bier', 'cerveza', 'beer', 'beerlover', 'beers', 'brew']</text:p>
          </table:table-cell>
          <table:table-cell office:value-type="string" calcext:value-type="string">
            <text:p>['beer', 'cerveza', 'birra', 'craftbeer', 'pivo', 'bier', 'brewery', 'beers', 'brewed', 'pilsner']</text:p>
          </table:table-cell>
          <table:table-cell office:value-type="string" calcext:value-type="string">
            <text:p>['ale bier beer birra bire cerveza pivo <text:s/>craftbeer - drinking a tribute by publicis', 'ale bier beer birra bire cerveza pivo <text:s/>craftbeer - drinking an under the wave by publicis', 'ale bier beer birra bire cerveza pivo <text:s/>craftbeer - drinking an by publicis']</text:p>
          </table:table-cell>
        </table:table-row>
        <table:table-row table:style-name="ro1">
          <table:table-cell office:value-type="float" office:value="31" calcext:value-type="float">
            <text:p>31</text:p>
          </table:table-cell>
          <table:table-cell office:value-type="float" office:value="217" calcext:value-type="float">
            <text:p>217</text:p>
          </table:table-cell>
          <table:table-cell table:style-name="ce2" office:value-type="string" calcext:value-type="string">
            <text:p>31_yacht_boat_superyacht_yachting</text:p>
          </table:table-cell>
          <table:table-cell office:value-type="string" calcext:value-type="string">
            <text:p>['yacht', 'boat', 'superyacht', 'yachting', 'yachts', 'sailing', 'port', 'cruise', 'ship', 'show']</text:p>
          </table:table-cell>
          <table:table-cell office:value-type="string" calcext:value-type="string">
            <text:p>['yachtlife', 'yachts', 'yacht', 'yachting', 'monacoyachtshow', 'monacoyachtshow_official', 'superyachtlife', 'motoryacht', 'superyacht', 'superyachts']</text:p>
          </table:table-cell>
          <table:table-cell office:value-type="string" calcext:value-type="string">
            <text:p>['yacht', 'superyacht', 'yachts', 'cruise', 'monacoyachtshow', 'boats', 'yachtlife', 'megayacht', 'ships', 'superyachts']</text:p>
          </table:table-cell>
          <table:table-cell office:value-type="string" calcext:value-type="string">
            <text:p>["i'm at yacht club de in ,", "i'm at yacht club de in", 'partner with us during the yacht show and elevate your brand across and europe contact info.eu mys2019 monaco yacht yachtlife yachting boat luxury sailing sea superyacht summer']</text:p>
          </table:table-cell>
        </table:table-row>
        <table:table-row table:style-name="ro1">
          <table:table-cell office:value-type="float" office:value="32" calcext:value-type="float">
            <text:p>32</text:p>
          </table:table-cell>
          <table:table-cell office:value-type="float" office:value="212" calcext:value-type="float">
            <text:p>212</text:p>
          </table:table-cell>
          <table:table-cell table:style-name="ce8" office:value-type="string" calcext:value-type="string">
            <text:p>32_train_bus_trains_station</text:p>
          </table:table-cell>
          <table:table-cell office:value-type="string" calcext:value-type="string">
            <text:p>['train', 'bus', 'trains', 'station', 'buses', 'rail', 'railway', 'transport', 'ticket', 'tram']</text:p>
          </table:table-cell>
          <table:table-cell office:value-type="string" calcext:value-type="string">
            <text:p>['comboio', 'trem', 'tren', 'train', 'trenes', 'trains', 'railway', 'metro', 'railways', 'commuters']</text:p>
          </table:table-cell>
          <table:table-cell office:value-type="string" calcext:value-type="string">
            <text:p>['train', 'trains', 'buses', 'railway', 'transport', 'tram', 'trams', 'carriages', 'delayed', 'metro']</text:p>
          </table:table-cell>
          <table:table-cell office:value-type="string" calcext:value-type="string">
            <text:p>['back to . on the train now on my way home.', 'the view from the train station la ,', 'the train to . ']</text:p>
          </table:table-cell>
        </table:table-row>
        <table:table-row table:style-name="ro1">
          <table:table-cell office:value-type="float" office:value="33" calcext:value-type="float">
            <text:p>33</text:p>
          </table:table-cell>
          <table:table-cell office:value-type="float" office:value="197" calcext:value-type="float">
            <text:p>197</text:p>
          </table:table-cell>
          <table:table-cell table:style-name="ce9" office:value-type="string" calcext:value-type="string">
            <text:p>33_summer_sun_sunny_beautiful</text:p>
          </table:table-cell>
          <table:table-cell office:value-type="string" calcext:value-type="string">
            <text:p>['summer', 'sun', 'sunny', 'beautiful', 'verano', 'day', 'morning', 'weather', 'sunshine', 'summertime']</text:p>
          </table:table-cell>
          <table:table-cell office:value-type="string" calcext:value-type="string">
            <text:p>['verano', 'summertime', 'summer', 'summerday', 'summercoming', 'summerforever', 'summers', 'summervibes', 'summerholiday2020', 'midsummer']</text:p>
          </table:table-cell>
          <table:table-cell office:value-type="string" calcext:value-type="string">
            <text:p>['sunny', 'beautiful', 'day', 'weather', 'sunshine', 'summertime', 'sunrise', 'summervibes', 'goodmorning', 'blue']</text:p>
          </table:table-cell>
          <table:table-cell office:value-type="string" calcext:value-type="string">
            <text:p>['this summer!', 'summer !', 'beautiful summer day on with']</text:p>
          </table:table-cell>
        </table:table-row>
        <table:table-row table:style-name="ro1">
          <table:table-cell office:value-type="float" office:value="34" calcext:value-type="float">
            <text:p>34</text:p>
          </table:table-cell>
          <table:table-cell office:value-type="float" office:value="195" calcext:value-type="float">
            <text:p>195</text:p>
          </table:table-cell>
          <table:table-cell table:style-name="ce7" office:value-type="string" calcext:value-type="string">
            <text:p>34_beach_beaches_playa_praia</text:p>
          </table:table-cell>
          <table:table-cell office:value-type="string" calcext:value-type="string">
            <text:p>['beach', 'beaches', 'playa', 'praia', 'sun', 'waves', 'summer', 'ocean', 'lagoon', 'coast']</text:p>
          </table:table-cell>
          <table:table-cell office:value-type="string" calcext:value-type="string">
            <text:p>['praia', 'beach', 'beaches', 'beachlife', 'beachvibes', 'beachbar', 'beachday', 'seaside', 'playa', 'coastline']</text:p>
          </table:table-cell>
          <table:table-cell office:value-type="string" calcext:value-type="string">
            <text:p>['beach', 'beaches', 'playa', 'praia', 'surfing', 'bikini', 'beachlife', 'holiday', 'summer2019', 'seaside']</text:p>
          </table:table-cell>
          <table:table-cell office:value-type="string" calcext:value-type="string">
            <text:p>['on a beach in ????', 'beach', 'beach _']</text:p>
          </table:table-cell>
        </table:table-row>
        <table:table-row table:style-name="ro1">
          <table:table-cell office:value-type="float" office:value="35" calcext:value-type="float">
            <text:p>35</text:p>
          </table:table-cell>
          <table:table-cell office:value-type="float" office:value="186" calcext:value-type="float">
            <text:p>186</text:p>
          </table:table-cell>
          <table:table-cell table:style-name="ce12" office:value-type="string" calcext:value-type="string">
            <text:p>35_refugees_refugee_children_families</text:p>
          </table:table-cell>
          <table:table-cell office:value-type="string" calcext:value-type="string">
            <text:p>['refugees', 'refugee', 'children', 'families', 'humanitarian', 'support', 'unicef', 'protection', 'help', 'border']</text:p>
          </table:table-cell>
          <table:table-cell office:value-type="string" calcext:value-type="string">
            <text:p>['refugiados', 'refugees', 'refugee', 'migrants', 'humanitarian', 'volunteers', 'shelter', 'homeless', 'communities', 'camp']</text:p>
          </table:table-cell>
          <table:table-cell office:value-type="string" calcext:value-type="string">
            <text:p>['refugees', 'refugee', 'families', 'humanitarian', 'border', 'refugiados', 'people', 'hiv', 'communities', 'women']</text:p>
          </table:table-cell>
          <table:table-cell office:value-type="string" calcext:value-type="string">
            <text:p>['to foster closer engagement with refugees and host communities, local refugee coordination forums (lrcf) have been established in key locations in today, public authorities, , and refugees met in to discuss employment opportunities and access to rights.', 'refugee shelter near the <text:s/>border <text:s/>bordercrisis refugees <text:s text:c="2"/>', 'together with government and civil society, is doing an amazing work to ensure refugees in access hiv related services, including treatment and information . all refugees have the right to enjoy safety, protection and well being, regardless of serostatus.']</text:p>
          </table:table-cell>
        </table:table-row>
        <table:table-row table:style-name="ro1">
          <table:table-cell office:value-type="float" office:value="36" calcext:value-type="float">
            <text:p>36</text:p>
          </table:table-cell>
          <table:table-cell office:value-type="float" office:value="179" calcext:value-type="float">
            <text:p>179</text:p>
          </table:table-cell>
          <table:table-cell table:style-name="ce8" office:value-type="string" calcext:value-type="string">
            <text:p>36_taxi_chauffeur_uber_drivers</text:p>
          </table:table-cell>
          <table:table-cell office:value-type="string" calcext:value-type="string">
            <text:p>['taxi', 'chauffeur', 'uber', 'drivers', 'addison', 'rideshare', 'splitcosts', 'carpool', 'lee', 'gt']</text:p>
          </table:table-cell>
          <table:table-cell office:value-type="string" calcext:value-type="string">
            <text:p>['taxi', 'taxis', 'ubers', 'chauffeur', 'uber', 'cabs', 'drivers', 'driver', 'carpool', 'rideshare']</text:p>
          </table:table-cell>
          <table:table-cell office:value-type="string" calcext:value-type="string">
            <text:p>['taxi', 'chauffeur', 'uber', 'drivers', 'rideshare', 'carpool', 'sharecoffee', 'sharefood', 'taxis', 'pay']</text:p>
          </table:table-cell>
          <table:table-cell office:value-type="string" calcext:value-type="string">
            <text:p>['what does the uber supreme court hearing mean for addison lee drivers? <text:s/>taxi chauffeur', 'uber income taxi chauffeur ', 'welcome to <text:s/>taxi chauffeur']</text:p>
          </table:table-cell>
        </table:table-row>
        <table:table-row table:style-name="ro1">
          <table:table-cell office:value-type="float" office:value="37" calcext:value-type="float">
            <text:p>37</text:p>
          </table:table-cell>
          <table:table-cell office:value-type="float" office:value="179" calcext:value-type="float">
            <text:p>179</text:p>
          </table:table-cell>
          <table:table-cell table:style-name="ce11" office:value-type="string" calcext:value-type="string">
            <text:p>37_coronavirus_covid19_corona_virus</text:p>
          </table:table-cell>
          <table:table-cell office:value-type="string" calcext:value-type="string">
            <text:p>['coronavirus', 'covid19', 'corona', 'virus', 'cases', 'covid2019', 'covid_19', 'covid', 'lockdown', 'casos']</text:p>
          </table:table-cell>
          <table:table-cell office:value-type="string" calcext:value-type="string">
            <text:p>['coronavirussverige', 'coronavirusoutbreak', 'coronavirus', 'coronaviruspandemic', 'coronarvirusitalia', 'coronavirusupdate', 'coronaoutbreak', 'coronacrisis', 'coronaupdate', 'coronavrus']</text:p>
          </table:table-cell>
          <table:table-cell office:value-type="string" calcext:value-type="string">
            <text:p>['coronavirus', 'corona', 'covid2019', 'coronaoutbreak', 'coronaviruspandemic', 'pandemic', 'coronavirusupdate', 'coronarvirusitalia', 'popefrancis', 'quarantine']</text:p>
          </table:table-cell>
          <table:table-cell office:value-type="string" calcext:value-type="string">
            <text:p>['breaking: lockdown for people; five new coronavirus cases confirmed (times of ) coronavirus covid_19 covid19 coronacrisis covid19 covid2019', 'and then there was ! coronavirus in', 'coronavirus ']</text:p>
          </table:table-cell>
        </table:table-row>
        <table:table-row table:style-name="ro1">
          <table:table-cell office:value-type="float" office:value="38" calcext:value-type="float">
            <text:p>38</text:p>
          </table:table-cell>
          <table:table-cell office:value-type="float" office:value="179" calcext:value-type="float">
            <text:p>179</text:p>
          </table:table-cell>
          <table:table-cell office:value-type="string" calcext:value-type="string">
            <text:p>38_love_amor_amo_quiero</text:p>
          </table:table-cell>
          <table:table-cell office:value-type="string" calcext:value-type="string">
            <text:p>['love', 'amor', 'amo', 'quiero', 'abrazo', 'abrazos', 'heart', 'besos', 'evet', 'siempre']</text:p>
          </table:table-cell>
          <table:table-cell office:value-type="string" calcext:value-type="string">
            <text:p>['amor', 'amo', 'love', 'loves', 'enamoras', 'loving', 'lovers', 'abrazote', 'romantic', 'besos']</text:p>
          </table:table-cell>
          <table:table-cell office:value-type="string" calcext:value-type="string">
            <text:p>['amor', 'amo', 'besos', 'romantic', 'loves', 'kisses', 'loving', 'lovebug', 'selofan', 'abrazote']</text:p>
          </table:table-cell>
          <table:table-cell office:value-type="string" calcext:value-type="string">
            <text:p>['in love with em ,', 'from with love', 'is with you!! we love !!']</text:p>
          </table:table-cell>
        </table:table-row>
        <table:table-row table:style-name="ro1">
          <table:table-cell office:value-type="float" office:value="39" calcext:value-type="float">
            <text:p>39</text:p>
          </table:table-cell>
          <table:table-cell office:value-type="float" office:value="177" calcext:value-type="float">
            <text:p>177</text:p>
          </table:table-cell>
          <table:table-cell office:value-type="string" calcext:value-type="string">
            <text:p>39_bed_detached_house_semi</text:p>
          </table:table-cell>
          <table:table-cell office:value-type="string" calcext:value-type="string">
            <text:p>['bed', 'detached', 'house', 'semi', 'terraced', 'co', 'apartment', 'sal', 'sale', 'cork']</text:p>
          </table:table-cell>
          <table:table-cell office:value-type="string" calcext:value-type="string">
            <text:p>['bed', 'house', 'bungalow', 'apartment', 'duplex', 'townhouse', 'sli', 'kildare', 'semi', 'pq']</text:p>
          </table:table-cell>
          <table:table-cell office:value-type="string" calcext:value-type="string">
            <text:p>['bed', 'house', 'terraced', 'apartment', 'bungalow', 'castleknock', '_town', 'rented', 'portumna', 'wicklow']</text:p>
          </table:table-cell>
          <table:table-cell office:value-type="string" calcext:value-type="string">
            <text:p>[', , | bed detached house m .. | | <text:s/>', ', , , .. | bed detached house m.. | | <text:s/>_', 'a , , | bed detached house m /.. | | <text:s/>']</text:p>
          </table:table-cell>
        </table:table-row>
        <table:table-row table:style-name="ro1">
          <table:table-cell office:value-type="float" office:value="40" calcext:value-type="float">
            <text:p>40</text:p>
          </table:table-cell>
          <table:table-cell office:value-type="float" office:value="172" calcext:value-type="float">
            <text:p>172</text:p>
          </table:table-cell>
          <table:table-cell office:value-type="string" calcext:value-type="string">
            <text:p>40_dum_oi_juntos_truz</text:p>
          </table:table-cell>
          <table:table-cell office:value-type="string" calcext:value-type="string">
            <text:p>['dum', 'oi', 'juntos', 'truz', 'pynk', 'durk', 'youre', 'avante', 'chula', 'navan']</text:p>
          </table:table-cell>
          <table:table-cell office:value-type="string" calcext:value-type="string">
            <text:p>['caraiooo', 'vaya', 'pynk', 'fichajen', 'helloooooo', 'pynkstar', 'oi', 'rugger', 'hel', 'luvadepedreiro']</text:p>
          </table:table-cell>
          <table:table-cell office:value-type="string" calcext:value-type="string">
            <text:p>['truz', 'pynk', 'youre', 'chula', 'navan', 'thick', 'challenge', 'sound', 'rorschach', 'rolltidefriday']</text:p>
          </table:table-cell>
          <table:table-cell office:value-type="string" calcext:value-type="string">
            <text:p>['one year later, kirk and i came back with this piece called bonsai we won th and we won that beautifully victoriaknox knifes! yea, finely we got it !!! rorschach,', "tbh i met some sound proper d4 rugger heads, straight out of ross o' carroll kelly. used to go to the bath pub after our annual spanking in the and always met sound lads in blue. gobshites from navan who go to one game a year are the toxic ones ime no offence to navan", 'oi oi friday!!rixkin the rcff shirts in and spreading rinse all over ! day festival shout and darran !!!! and the man dugs!']</text:p>
          </table:table-cell>
        </table:table-row>
        <table:table-row table:style-name="ro1">
          <table:table-cell office:value-type="float" office:value="41" calcext:value-type="float">
            <text:p>41</text:p>
          </table:table-cell>
          <table:table-cell office:value-type="float" office:value="171" calcext:value-type="float">
            <text:p>171</text:p>
          </table:table-cell>
          <table:table-cell table:style-name="ce8" office:value-type="string" calcext:value-type="string">
            <text:p>41_travelphotography_travel_photography_wanderlust</text:p>
          </table:table-cell>
          <table:table-cell office:value-type="string" calcext:value-type="string">
            <text:p>['travelphotography', 'travel', 'photography', 'wanderlust', 'travelgram', 'instagood', 'instatravel', 'travelblogger', 'traveling', 'photooftheday']</text:p>
          </table:table-cell>
          <table:table-cell office:value-type="string" calcext:value-type="string">
            <text:p>['travelphotography', 'travelphoto', 'travelphotographer', 'travelgram', 'travelinspiration', 'travelbloggers', 'travelmemories', 'travelblogger', 'travelblog', 'travelbloogerlife']</text:p>
          </table:table-cell>
          <table:table-cell office:value-type="string" calcext:value-type="string">
            <text:p>['travelphotography', 'travelgram', 'instatravel', 'travelblogger', 'igtravel', 'travelphoto', 'traveldiaries', 'picoftheday', 'travelblog', 'traveller']</text:p>
          </table:table-cell>
          <table:table-cell office:value-type="string" calcext:value-type="string">
            <text:p>['backpacker travel backpacking wanderlust travelphotography travelgram instatravel traveler adventure traveling photography travelblogger explore traveller trip backpack travelling', '. . <text:s/>travel travelgram traveler travelphotography photography travelingram travelphoto traveldiaries travellife instatravel instagood igtravel <text:s text:c="2"/>vacation trip', 'take me back to . . . . . . <text:s text:c="4"/>photography travel <text:s/>travelphotography wanderlust ,']</text:p>
          </table:table-cell>
        </table:table-row>
        <table:table-row table:style-name="ro1">
          <table:table-cell office:value-type="float" office:value="42" calcext:value-type="float">
            <text:p>42</text:p>
          </table:table-cell>
          <table:table-cell office:value-type="float" office:value="160" calcext:value-type="float">
            <text:p>160</text:p>
          </table:table-cell>
          <table:table-cell table:style-name="ce9" office:value-type="string" calcext:value-type="string">
            <text:p>42_sunrise_sunset_length_utc</text:p>
          </table:table-cell>
          <table:table-cell office:value-type="string" calcext:value-type="string">
            <text:p>['sunrise', 'sunset', 'length', 'utc', 'noon', '20', 'cest', 'morning', 'good', 'day']</text:p>
          </table:table-cell>
          <table:table-cell office:value-type="string" calcext:value-type="string">
            <text:p>['sunrise', '25am', 'morning', '16am', '27am', 'noon', 'day', '08pm', '18am', '22pm']</text:p>
          </table:table-cell>
          <table:table-cell office:value-type="string" calcext:value-type="string">
            <text:p>['sunrise', 'sunset', 'length', 'utc', 'noon', 'morning', 'day', 'april', 'june', '08']</text:p>
          </table:table-cell>
          <table:table-cell office:value-type="string" calcext:value-type="string">
            <text:p>['good morning, ! sunrise :30, noon :48, sunset :08 cest (utc+2), may . day length: h m.', 'good morning, ! sunrise :20, noon :19, sunset :19 cest (utc+2), april . day length: h m.', 'good morning, ! sunrise :20, noon :54, sunset :29 cest (utc+2), april . day length: h m.']</text:p>
          </table:table-cell>
        </table:table-row>
        <table:table-row table:style-name="ro1">
          <table:table-cell office:value-type="float" office:value="43" calcext:value-type="float">
            <text:p>43</text:p>
          </table:table-cell>
          <table:table-cell office:value-type="float" office:value="158" calcext:value-type="float">
            <text:p>158</text:p>
          </table:table-cell>
          <table:table-cell table:style-name="ce6" office:value-type="string" calcext:value-type="string">
            <text:p>43_coffee_tea_caf_espresso</text:p>
          </table:table-cell>
          <table:table-cell office:value-type="string" calcext:value-type="string">
            <text:p>['coffee', 'tea', 'caf', 'espresso', 'cafe', 'coffeelover', 'coffeetime', 'cappuccino', 'morning', 'brew']</text:p>
          </table:table-cell>
          <table:table-cell office:value-type="string" calcext:value-type="string">
            <text:p>['koffie', 'coffee', 'coffeetime', 'coffees', 'caf', 'coffeelover', 'coffeeholic', 'coffeefirst', 'morningcoffee', 'capuccino']</text:p>
          </table:table-cell>
          <table:table-cell office:value-type="string" calcext:value-type="string">
            <text:p>['coffee', 'espresso', 'coffeelover', 'coffeetime', 'cappuccino', 'coffeeshop', 'latte', 'morningcoffee', 'capuccino', 'specialtycoffee']</text:p>
          </table:table-cell>
          <table:table-cell office:value-type="string" calcext:value-type="string">
            <text:p>['need more coffee ,', 'i love coffee in ', '... and coffee !']</text:p>
          </table:table-cell>
        </table:table-row>
        <table:table-row table:style-name="ro1">
          <table:table-cell office:value-type="float" office:value="44" calcext:value-type="float">
            <text:p>44</text:p>
          </table:table-cell>
          <table:table-cell office:value-type="float" office:value="156" calcext:value-type="float">
            <text:p>156</text:p>
          </table:table-cell>
          <table:table-cell table:style-name="ce7" office:value-type="string" calcext:value-type="string">
            <text:p>44_climate_change_energy_sustainable</text:p>
          </table:table-cell>
          <table:table-cell office:value-type="string" calcext:value-type="string">
            <text:p>['climate', 'change', 'energy', 'sustainable', 'climatechange', 'conference', 'project', 'farming', 'green', 'sustainability']</text:p>
          </table:table-cell>
          <table:table-cell office:value-type="string" calcext:value-type="string">
            <text:p>['climatechange', 'climatechangeisreal', 'climateactionnow', 'climatecrisis', 'climateaction', 'climateactionedu', 'climatestrike', 'climateemergency', 'climate', 'sustainability']</text:p>
          </table:table-cell>
          <table:table-cell office:value-type="string" calcext:value-type="string">
            <text:p>['climatechange', 'conference', 'project', 'sustainability', 'climateaction', 'agriculture', 'future', 'climatestrike', 'electricity', 'climatecrisis']</text:p>
          </table:table-cell>
          <table:table-cell office:value-type="string" calcext:value-type="string">
            <text:p>['on this day climate change is a message from god you can do better ,', 'addressed the national climate change conference: <text:s/>was among first to declare aim to achieve climate neutrality by . efforts against climate change are intensifying as we are moving towards the <text:s/>conference cop26 in the coming days. gainingmomentumforclimateaction', 'i had the honour to be invited to the un youth panel discussion on climate change today. together with my students, we sat &amp;amp; talked to on <text:s/>s future &amp;amp; climate action needed. many thanks, !']</text:p>
          </table:table-cell>
        </table:table-row>
        <table:table-row table:style-name="ro1">
          <table:table-cell office:value-type="float" office:value="45" calcext:value-type="float">
            <text:p>45</text:p>
          </table:table-cell>
          <table:table-cell office:value-type="float" office:value="156" calcext:value-type="float">
            <text:p>156</text:p>
          </table:table-cell>
          <table:table-cell table:style-name="ce5" office:value-type="string" calcext:value-type="string">
            <text:p>45_eurovision_song_contest_tonight</text:p>
          </table:table-cell>
          <table:table-cell office:value-type="string" calcext:value-type="string">
            <text:p>['eurovision', 'song', 'contest', 'tonight', 'entry', 'eurosemi1', 'daretodream', 'year', 'think', 'winning']</text:p>
          </table:table-cell>
          <table:table-cell office:value-type="string" calcext:value-type="string">
            <text:p>['eurovision', 'eurovisionagain', 'eurovision2019', 'eurovision2021', 'eurovision2022', 'eurovisiontoday', 'eurovisionyoungmusicians', 'eirovizija', 'concurso', 'contest']</text:p>
          </table:table-cell>
          <table:table-cell office:value-type="string" calcext:value-type="string">
            <text:p>['eurovision', 'contest', 'tonight', 'eurosemi1', 'singer', 'eurovision2019', 'last', 'eurovision2022', 'vote', 'winner']</text:p>
          </table:table-cell>
          <table:table-cell office:value-type="string" calcext:value-type="string">
            <text:p>['is so beautiful eurovision', 'eurovision', 'eurovision !']</text:p>
          </table:table-cell>
        </table:table-row>
        <table:table-row table:style-name="ro1">
          <table:table-cell office:value-type="float" office:value="46" calcext:value-type="float">
            <text:p>46</text:p>
          </table:table-cell>
          <table:table-cell office:value-type="float" office:value="147" calcext:value-type="float">
            <text:p>147</text:p>
          </table:table-cell>
          <table:table-cell table:style-name="ce8" office:value-type="string" calcext:value-type="string">
            <text:p>46_trip_visited_visit_travel</text:p>
          </table:table-cell>
          <table:table-cell office:value-type="string" calcext:value-type="string">
            <text:p>['trip', 'visited', 'visit', 'travel', 'back', 'first', 'beautiful', 'viaje', 'visiting', 'day']</text:p>
          </table:table-cell>
          <table:table-cell office:value-type="string" calcext:value-type="string">
            <text:p>['trip', 'viajes', 'visiting', 'visit', 'traveltuesday', 'visits', 'visited', 'travel', 'traveling', 'viaje']</text:p>
          </table:table-cell>
          <table:table-cell office:value-type="string" calcext:value-type="string">
            <text:p>['trip', 'visited', 'beautiful', 'viaje', 'visiting', 'going', 'volver', 'memories', 'happy', 'days']</text:p>
          </table:table-cell>
          <table:table-cell office:value-type="string" calcext:value-type="string">
            <text:p>["a valentine's day years ago.. a lovely day trip with our friends. we visited two castles (old blog post on my blog, search for discover : ). tonight we're leaving the kids and going out for", 'so it has been a few days since i last posted (nearly a week!) and a few days since i got back from a great trip to . so, it seems apt to begin sharing a few snaps from the trip! i have no clue where in', 'its been almost a year exactly since we got back from , and i am missing it desperately. ive been exploring all the places we visited in msfsofficial and it has been satiating my need for travel so far.']</text:p>
          </table:table-cell>
        </table:table-row>
        <table:table-row table:style-name="ro1">
          <table:table-cell office:value-type="float" office:value="47" calcext:value-type="float">
            <text:p>47</text:p>
          </table:table-cell>
          <table:table-cell office:value-type="float" office:value="129" calcext:value-type="float">
            <text:p>129</text:p>
          </table:table-cell>
          <table:table-cell table:style-name="ce6" office:value-type="string" calcext:value-type="string">
            <text:p>47_shop_shopping_store_starbucks</text:p>
          </table:table-cell>
          <table:table-cell office:value-type="string" calcext:value-type="string">
            <text:p>['shop', 'shopping', 'store', 'starbucks', 'stores', 'stock', 'checkout', 'discount', 'mercado', 'market']</text:p>
          </table:table-cell>
          <table:table-cell office:value-type="string" calcext:value-type="string">
            <text:p>['shopping', 'shop', 'shops', 'comprar', 'stores', 'store', 'comercios', 'shoplocal', 'merchandi', 'merchandise']</text:p>
          </table:table-cell>
          <table:table-cell office:value-type="string" calcext:value-type="string">
            <text:p>['shop', 'shopping', 'store', 'starbucks', 'stores', 'checkout', 'mall', 'shops', 'shoplocal', 'merchandi']</text:p>
          </table:table-cell>
          <table:table-cell office:value-type="string" calcext:value-type="string">
            <text:p>['shopping', "i'm at shop in", 'shop now - ,']</text:p>
          </table:table-cell>
        </table:table-row>
        <table:table-row table:style-name="ro1">
          <table:table-cell office:value-type="float" office:value="48" calcext:value-type="float">
            <text:p>48</text:p>
          </table:table-cell>
          <table:table-cell office:value-type="float" office:value="126" calcext:value-type="float">
            <text:p>126</text:p>
          </table:table-cell>
          <table:table-cell table:style-name="ce4" office:value-type="string" calcext:value-type="string">
            <text:p>48_blockchain_crypto_bitcoin_cryptocurrency</text:p>
          </table:table-cell>
          <table:table-cell office:value-type="string" calcext:value-type="string">
            <text:p>['blockchain', 'crypto', 'bitcoin', 'cryptocurrency', 'meetup', 'metaverse', '1000x', '100x', 'bsc', 'doxxedteam']</text:p>
          </table:table-cell>
          <table:table-cell office:value-type="string" calcext:value-type="string">
            <text:p>['blockchain', 'blockchaineconomy', 'cryptocurrency', 'bitcoin', 'cryptocurrencies', 'cryptofinance', 'crypto', 'cryptonaires', 'transactions', 'tokens']</text:p>
          </table:table-cell>
          <table:table-cell office:value-type="string" calcext:value-type="string">
            <text:p>['blockchain', 'crypto', 'bitcoin', 'cryptocurrency', 'erc20', 'marketcap', 'cryptonaires', 'twitter', 'conference', 'cryptocurrencies']</text:p>
          </table:table-cell>
          <table:table-cell office:value-type="string" calcext:value-type="string">
            <text:p>['. blockchain meetup see you there blockchain meetup <text:s/>bitcoin lightningnetwork', 'day at the blockchain summit in <text:s/>crypto blockchain ai expo cannabis technology', 'blockchain consulting services <text:s/>nice to see all these details about blockchain and crypto currency. <text:s/>cryptowallet crypto bitcoins blockchain']</text:p>
          </table:table-cell>
        </table:table-row>
        <table:table-row table:style-name="ro1">
          <table:table-cell office:value-type="float" office:value="49" calcext:value-type="float">
            <text:p>49</text:p>
          </table:table-cell>
          <table:table-cell office:value-type="float" office:value="125" calcext:value-type="float">
            <text:p>125</text:p>
          </table:table-cell>
          <table:table-cell office:value-type="string" calcext:value-type="string">
            <text:p>49_birthday_happy_valentines_love</text:p>
          </table:table-cell>
          <table:table-cell office:value-type="string" calcext:value-type="string">
            <text:p>['birthday', 'happy', 'valentines', 'love', 'feliz', 'thank', 'cumple', 'gift', 'day', 'cumpleaos']</text:p>
          </table:table-cell>
          <table:table-cell office:value-type="string" calcext:value-type="string">
            <text:p>['birthday', 'birthdays', 'happybirthday', 'happybirthdaytome', 'cumple', 'birthdayboy', 'birthdaygirl', 'birthdaycake', 'cumpleao', 'happyvalentinesday']</text:p>
          </table:table-cell>
          <table:table-cell office:value-type="string" calcext:value-type="string">
            <text:p>['birthday', 'valentines', 'cumple', 'birthdaygirl', 'happyvalentinesday', 'happiest', 'mothers', 'happybirthday', 'hugs', 'birthdaycake']</text:p>
          </table:table-cell>
          <table:table-cell office:value-type="string" calcext:value-type="string">
            <text:p>['birthday of', 'happy birthday .', 'happy birthday, !']</text:p>
          </table:table-cell>
        </table:table-row>
        <table:table-row table:style-name="ro1">
          <table:table-cell office:value-type="float" office:value="50" calcext:value-type="float">
            <text:p>50</text:p>
          </table:table-cell>
          <table:table-cell office:value-type="float" office:value="124" calcext:value-type="float">
            <text:p>124</text:p>
          </table:table-cell>
          <table:table-cell table:style-name="ce6" office:value-type="string" calcext:value-type="string">
            <text:p>50_wine_wines_champagne_winery</text:p>
          </table:table-cell>
          <table:table-cell office:value-type="string" calcext:value-type="string">
            <text:p>['wine', 'wines', 'champagne', 'winery', 'tasting', 'grapes', 'vineyards', 'winelover', 'cheers', 'vineyard']</text:p>
          </table:table-cell>
          <table:table-cell office:value-type="string" calcext:value-type="string">
            <text:p>['vino', 'winetasting', 'vinho', 'winelovers', 'wine', 'wines', 'winepassion', 'winelover', 'winery', 'vinos']</text:p>
          </table:table-cell>
          <table:table-cell office:value-type="string" calcext:value-type="string">
            <text:p>['wine', 'wines', 'winery', 'vineyards', 'winelover', 'vinho', 'vinos', 'winetasting', 'winemakers', 'winelovers']</text:p>
          </table:table-cell>
          <table:table-cell office:value-type="string" calcext:value-type="string">
            <text:p>['ready for a wine dinner at in <text:s text:c="2"/>!', 'when in , do you drink wine?', 'lunch at caf dello sport and now were off to a city walk about wine...yeah, wine in . i have no knowledge about our history of wine. hugs! ']</text:p>
          </table:table-cell>
        </table:table-row>
        <table:table-row table:style-name="ro1">
          <table:table-cell office:value-type="float" office:value="51" calcext:value-type="float">
            <text:p>51</text:p>
          </table:table-cell>
          <table:table-cell office:value-type="float" office:value="121" calcext:value-type="float">
            <text:p>121</text:p>
          </table:table-cell>
          <table:table-cell office:value-type="string" calcext:value-type="string">
            <text:p>51_estrelas_strive_meanwhile_say</text:p>
          </table:table-cell>
          <table:table-cell office:value-type="string" calcext:value-type="string">
            <text:p>['estrelas', 'strive', 'meanwhile', 'say', 'wtf', 'neither', 'considered', 'know', 'dyson', 'hellyshah']</text:p>
          </table:table-cell>
          <table:table-cell office:value-type="string" calcext:value-type="string">
            <text:p>['meanwhile', 'perto', 'cima', 'esperas', 'dignos', 'temporalmente', 'pessoal', 'hmm', 'conheces', 'albada']</text:p>
          </table:table-cell>
          <table:table-cell office:value-type="string" calcext:value-type="string">
            <text:p>['strive', 'wtf', 'dyson', 'hellyshah', 'sensibles', 'tenas', 'erotico', 'paznomundo', 'emoes', 'hesaidwhathesaid']</text:p>
          </table:table-cell>
          <table:table-cell office:value-type="string" calcext:value-type="string">
            <text:p>['"i\'m sleep though"...lol...it is % cool to "strive for perfection" but % cooler to strive for the best you can be, and then...enjoy it.', 'no conheces o pessoal da ....a cidade mais perto das estrelas..."l em cima, estrelas sem fim...!!??"', 'closed cerrado temporalmente...!!! nos estamos reinventando, para ser dignos huspedes de este planeta...!!! volveremos ms sensibles, ms humanos...!!! en ,']</text:p>
          </table:table-cell>
        </table:table-row>
        <table:table-row table:style-name="ro1">
          <table:table-cell office:value-type="float" office:value="52" calcext:value-type="float">
            <text:p>52</text:p>
          </table:table-cell>
          <table:table-cell office:value-type="float" office:value="114" calcext:value-type="float">
            <text:p>114</text:p>
          </table:table-cell>
          <table:table-cell office:value-type="string" calcext:value-type="string">
            <text:p>52_beautiful_beauty_stunning_pretty</text:p>
          </table:table-cell>
          <table:table-cell office:value-type="string" calcext:value-type="string">
            <text:p>['beautiful', 'beauty', 'stunning', 'pretty', 'gorgeous', 'belleza', 'bonita', 'nimo', 'looking', 'mai']</text:p>
          </table:table-cell>
          <table:table-cell office:value-type="string" calcext:value-type="string">
            <text:p>['beautiful', 'hermosa', 'gorgeous', 'beleza', 'lindos', 'stunning', 'bonita', 'belleza', 'guapo', 'stunningly']</text:p>
          </table:table-cell>
          <table:table-cell office:value-type="string" calcext:value-type="string">
            <text:p>['beautiful', 'pretty', 'belleza', 'nimo', 'hermosa', 'pombalportugal', 'unitedcolorsof', 'crislana', 'lluevelleueve', 'intimacy']</text:p>
          </table:table-cell>
          <table:table-cell office:value-type="string" calcext:value-type="string">
            <text:p>['beautiful ,', 'beautiful <text:s/>!', 'is so so beautiful']</text:p>
          </table:table-cell>
        </table:table-row>
        <table:table-row table:style-name="ro1">
          <table:table-cell office:value-type="float" office:value="53" calcext:value-type="float">
            <text:p>53</text:p>
          </table:table-cell>
          <table:table-cell office:value-type="float" office:value="114" calcext:value-type="float">
            <text:p>114</text:p>
          </table:table-cell>
          <table:table-cell table:style-name="ce8" office:value-type="string" calcext:value-type="string">
            <text:p>53_vatican_vaticano_travel_italy</text:p>
          </table:table-cell>
          <table:table-cell office:value-type="string" calcext:value-type="string">
            <text:p>['vatican', 'vaticano', 'travel', 'italy', 'travelphotography', 'photography', 'travelgram', 'vaticancity', 'instatravel', 'travelblogger']</text:p>
          </table:table-cell>
          <table:table-cell office:value-type="string" calcext:value-type="string">
            <text:p>['travelphoto', 'travelphotogram', 'travelphotography', 'phototravel', 'travelgram', 'vaticano', 'vaticani', 'basilica', 'vaticanocity', 'vatican']</text:p>
          </table:table-cell>
          <table:table-cell office:value-type="string" calcext:value-type="string">
            <text:p>['vaticano', 'italy', 'travelphotography', 'travelgram', 'travelblogger', 'photooftheday', 'instatravelgram', 'roma', 'venice', 'romecityworld']</text:p>
          </table:table-cell>
          <table:table-cell office:value-type="string" calcext:value-type="string">
            <text:p>['the sun inside <text:s/>vaticano <text:s text:c="3"/>stayathome vatican <text:s text:c="2"/>photooftheday <text:s/>shot travelgram photography <text:s/>travelholic igerseurope instadaily travel', 'more of the . vatican vaticancity <text:s text:c="3"/>italy travel travelphotography traveling travel travelphotography travelgram instatravel instatravelgram', 'the door <text:s/>vaticano <text:s text:c="2"/>iorestoacasa stayathome vatican <text:s text:c="2"/>photooftheday italy shot travelgram photography <text:s/>travelholic igerseurope instadaily travel']</text:p>
          </table:table-cell>
        </table:table-row>
        <table:table-row table:style-name="ro1">
          <table:table-cell office:value-type="float" office:value="54" calcext:value-type="float">
            <text:p>54</text:p>
          </table:table-cell>
          <table:table-cell office:value-type="float" office:value="109" calcext:value-type="float">
            <text:p>109</text:p>
          </table:table-cell>
          <table:table-cell table:style-name="ce4" office:value-type="string" calcext:value-type="string">
            <text:p>54_phone_card_bank_service</text:p>
          </table:table-cell>
          <table:table-cell office:value-type="string" calcext:value-type="string">
            <text:p>['phone', 'card', 'bank', 'service', 'pay', 'shipping', 'account', 'blocked', 'apple', 'store']</text:p>
          </table:table-cell>
          <table:table-cell office:value-type="string" calcext:value-type="string">
            <text:p>['paypal', 'service', 'customer', 'debit', 'vodafone', 'blocked', 'online', 'failure', 'scam', 'problem']</text:p>
          </table:table-cell>
          <table:table-cell office:value-type="string" calcext:value-type="string">
            <text:p>['phone', 'card', 'bank', 'shipping', 'blocked', 'apple', 'store', 'failure', 'cost', 'credit']</text:p>
          </table:table-cell>
          <table:table-cell office:value-type="string" calcext:value-type="string">
            <text:p>['failure of service day-638 blocked by <text:s/>for raising this legitimate service failure on social media. <text:s text:c="2"/>coco your love visit events shop <text:s/>love yourcouncil', 'failure of service day-494 blocked by <text:s/>countycouncil a publicly funded public service org for raising a public service issue on social media. <text:s text:c="2"/>coco your love visit events shop', 'failure of service day-494 blocked by <text:s/>for raising this legitimate service failure on social media. <text:s text:c="2"/>coco your love visit events shop <text:s/>love yourcouncil']</text:p>
          </table:table-cell>
        </table:table-row>
        <table:table-row table:style-name="ro1">
          <table:table-cell office:value-type="float" office:value="55" calcext:value-type="float">
            <text:p>55</text:p>
          </table:table-cell>
          <table:table-cell office:value-type="float" office:value="104" calcext:value-type="float">
            <text:p>104</text:p>
          </table:table-cell>
          <table:table-cell table:style-name="ce4" office:value-type="string" calcext:value-type="string">
            <text:p>55_protest_police_freedom_demonstration</text:p>
          </table:table-cell>
          <table:table-cell office:value-type="string" calcext:value-type="string">
            <text:p>['protest', 'police', 'freedom', 'demonstration', 'protests', 'protesting', 'activists', 'petition', 'orbn', 'people']</text:p>
          </table:table-cell>
          <table:table-cell office:value-type="string" calcext:value-type="string">
            <text:p>['manifestantes', 'protestors', 'protesta', 'protesting', 'protestas', 'protest', 'protests', 'protested', 'activists', 'rallies']</text:p>
          </table:table-cell>
          <table:table-cell office:value-type="string" calcext:value-type="string">
            <text:p>['protest', 'police', 'protests', 'protesting', 'activists', 'democracy', 'protestas', 'anarchists', 'protestors', 'manifestantes']</text:p>
          </table:table-cell>
          <table:table-cell office:value-type="string" calcext:value-type="string">
            <text:p>['once more impressed by the protest by people fighting for democracy and freedom.', 'deputy ambassador to &amp;amp; embassy community members joined anti protest in today. embassy in embassyriga says she joined the protest to stand with . is this the first time we see a diplomat in a protest?', ' right now: <text:s text:c="3"/>protest <text:s/>solidarity ']</text:p>
          </table:table-cell>
        </table:table-row>
        <table:table-row table:style-name="ro1">
          <table:table-cell office:value-type="float" office:value="56" calcext:value-type="float">
            <text:p>56</text:p>
          </table:table-cell>
          <table:table-cell office:value-type="float" office:value="102" calcext:value-type="float">
            <text:p>102</text:p>
          </table:table-cell>
          <table:table-cell table:style-name="ce4" office:value-type="string" calcext:value-type="string">
            <text:p>56_independence_day_national_anniversary</text:p>
          </table:table-cell>
          <table:table-cell office:value-type="string" calcext:value-type="string">
            <text:p>['independence', 'day', 'national', 'anniversary', 'language', 'celebrating', 'happy', 'th', 'relations', 'diplomatic']</text:p>
          </table:table-cell>
          <table:table-cell office:value-type="string" calcext:value-type="string">
            <text:p>['independenceday', 'anniversary', 'festivos', 'celebrate', 'independence', 'independncia', 'celebrating', 'celebrated', 'celebration', 'celebrations']</text:p>
          </table:table-cell>
          <table:table-cell office:value-type="string" calcext:value-type="string">
            <text:p>['national', 'anniversary', 'language', 'celebrating', 'diplomatic', 'republic', 'flag', 'india', 'proud', 'independenceday']</text:p>
          </table:table-cell>
          <table:table-cell office:value-type="string" calcext:value-type="string">
            <text:p>['happy th anniversary of the independence of the united of and th anniversary of - relations. always grateful and an important partner for us', 'members of the ajmera family from ,celebrating independence day while on a vacation in . happy th independence day from . ', 'happy independence day from , !']</text:p>
          </table:table-cell>
        </table:table-row>
        <table:table-row table:style-name="ro1">
          <table:table-cell office:value-type="float" office:value="57" calcext:value-type="float">
            <text:p>57</text:p>
          </table:table-cell>
          <table:table-cell office:value-type="float" office:value="102" calcext:value-type="float">
            <text:p>102</text:p>
          </table:table-cell>
          <table:table-cell table:style-name="ce2" office:value-type="string" calcext:value-type="string">
            <text:p>57_fitness_gym_workout_training</text:p>
          </table:table-cell>
          <table:table-cell office:value-type="string" calcext:value-type="string">
            <text:p>['fitness', 'gym', 'workout', 'training', 'exercise', 'bodybuilding', 'gymlife', 'wellbeing', 'health', 'physical']</text:p>
          </table:table-cell>
          <table:table-cell office:value-type="string" calcext:value-type="string">
            <text:p>['workout', 'fitness', 'gym', 'gymlife', 'exercise', 'fitnessgirl', 'ejercicio', 'bodybuilding', 'fisioterapia', 'entreno']</text:p>
          </table:table-cell>
          <table:table-cell office:value-type="string" calcext:value-type="string">
            <text:p>['fitness', 'gym', 'workout', 'exercise', 'bodybuilding', 'gymlife', 'ejercicio', 'fitnessgirl', 'chiropractic', 'fisioterapia']</text:p>
          </table:table-cell>
          <table:table-cell office:value-type="string" calcext:value-type="string">
            <text:p>["i'm getting ready for the holidays. christmas holidays holidayseason gymlife gym gymmotivation <text:s/>sibiu staystrong stayfit fitness fitnessgirl fitwife motivation abs workout workoutmotivation", "many days i don't exercise, i miss the gym ,", 'see you this weekend , ! fitness <text:s text:c="2"/>amateurolympia <text:s/>fitness']</text:p>
          </table:table-cell>
        </table:table-row>
        <table:table-row table:style-name="ro1">
          <table:table-cell office:value-type="float" office:value="58" calcext:value-type="float">
            <text:p>58</text:p>
          </table:table-cell>
          <table:table-cell office:value-type="float" office:value="101" calcext:value-type="float">
            <text:p>101</text:p>
          </table:table-cell>
          <table:table-cell table:style-name="ce13" office:value-type="string" calcext:value-type="string">
            <text:p>58_cat_cats_male_lost</text:p>
          </table:table-cell>
          <table:table-cell office:value-type="string" calcext:value-type="string">
            <text:p>['cat', 'cats', 'male', 'lost', 'catsofinstagram', 'lpie', 'catsoftwitter', '2019', 'female', 'stray']</text:p>
          </table:table-cell>
          <table:table-cell office:value-type="string" calcext:value-type="string">
            <text:p>['gato', 'cat', 'gatos', 'cats', 'catslife', 'catlife', 'katzenworld', 'kittens', 'catlover', 'catsrule']</text:p>
          </table:table-cell>
          <table:table-cell office:value-type="string" calcext:value-type="string">
            <text:p>['cat', 'cats', 'catsofinstagram', 'catsoftwitter', 'lynx', 'catstagram', 'gatos', 'kittens', 'strays', 'harley']</text:p>
          </table:table-cell>
          <table:table-cell office:value-type="string" calcext:value-type="string">
            <text:p>['male cat lost on /11/2019 in , <text:s/>, - lpie', 'cat lost days ago - , ,', 'love the cat , ,']</text:p>
          </table:table-cell>
        </table:table-row>
        <table:table-row table:style-name="ro1">
          <table:table-cell office:value-type="float" office:value="59" calcext:value-type="float">
            <text:p>59</text:p>
          </table:table-cell>
          <table:table-cell office:value-type="float" office:value="99" calcext:value-type="float">
            <text:p>99</text:p>
          </table:table-cell>
          <table:table-cell table:style-name="ce6" office:value-type="string" calcext:value-type="string">
            <text:p>59_foodwaste_free_unitedkingdom_sandwich</text:p>
          </table:table-cell>
          <table:table-cell office:value-type="string" calcext:value-type="string">
            <text:p>['foodwaste', 'free', 'unitedkingdom', 'sandwich', 'bread', 'pret', 'bun', 'fresh', 'buns', 'organic']</text:p>
          </table:table-cell>
          <table:table-cell office:value-type="string" calcext:value-type="string">
            <text:p>['foodwaste', 'food', 'vegan', 'organic', 'wholemeal', 'sandwiches', 'soup', 'carbs', 'pastry', 'salad']</text:p>
          </table:table-cell>
          <table:table-cell office:value-type="string" calcext:value-type="string">
            <text:p>['foodwaste', 'free', 'sandwich', 'bread', 'fresh', 'buns', 'pastry', 'vegan', 'salad', 'bowl']</text:p>
          </table:table-cell>
          <table:table-cell office:value-type="string" calcext:value-type="string">
            <text:p>['"organic soup" in <text:s/>unitedkingdom foodwaste free', '"sandwich from " in <text:s text:c="2"/>foodwaste free', '" " in <text:s text:c="2"/>foodwaste free']</text:p>
          </table:table-cell>
        </table:table-row>
        <table:table-row table:style-name="ro1">
          <table:table-cell office:value-type="float" office:value="60" calcext:value-type="float">
            <text:p>60</text:p>
          </table:table-cell>
          <table:table-cell office:value-type="float" office:value="84" calcext:value-type="float">
            <text:p>84</text:p>
          </table:table-cell>
          <table:table-cell office:value-type="string" calcext:value-type="string">
            <text:p>60_city_ciudad_cidade_cities</text:p>
          </table:table-cell>
          <table:table-cell office:value-type="string" calcext:value-type="string">
            <text:p>['city', 'ciudad', 'cidade', 'cities', 'minish', 'town', 'parts', 'talk', 'toros', 'plaza']</text:p>
          </table:table-cell>
          <table:table-cell office:value-type="string" calcext:value-type="string">
            <text:p>['ciutat', 'cidade', 'ciudad', 'city', 'cities', 'cityfromthetop', 'metropolis', 'town', 'streetsforpeople', 'woonnerf']</text:p>
          </table:table-cell>
          <table:table-cell office:value-type="string" calcext:value-type="string">
            <text:p>['cidade', 'town', 'talk', 'toros', 'plaza', 'centro', 'bonito', 'oil', 'shopping', 'maleactress']</text:p>
          </table:table-cell>
          <table:table-cell office:value-type="string" calcext:value-type="string">
            <text:p>['what city is in?', 'i (city)', 'the . . . city']</text:p>
          </table:table-cell>
        </table:table-row>
        <table:table-row table:style-name="ro1">
          <table:table-cell office:value-type="float" office:value="61" calcext:value-type="float">
            <text:p>61</text:p>
          </table:table-cell>
          <table:table-cell office:value-type="float" office:value="84" calcext:value-type="float">
            <text:p>84</text:p>
          </table:table-cell>
          <table:table-cell table:style-name="ce4" office:value-type="string" calcext:value-type="string">
            <text:p>61_realestate_sale_property_apartment</text:p>
          </table:table-cell>
          <table:table-cell office:value-type="string" calcext:value-type="string">
            <text:p>['realestate', 'sale', 'property', 'apartment', 'furnished', 'price', 'reduced', 'realtor', 'beach', 'bedroom']</text:p>
          </table:table-cell>
          <table:table-cell office:value-type="string" calcext:value-type="string">
            <text:p>['rental', 'beachapartments', 'resort', 'beachfront', 'immobilier', 'luxuryhomes', 'realestateagent', 'realestatelife', 'realestatetrainer', 'price']</text:p>
          </table:table-cell>
          <table:table-cell office:value-type="string" calcext:value-type="string">
            <text:p>['realestate', 'price', 'reduced', 'realtor', 'realestateagent', 'estate', 'penthouse', 'beachapartments', 'luxuryproperty', 'propertyguy']</text:p>
          </table:table-cell>
          <table:table-cell office:value-type="string" calcext:value-type="string">
            <text:p>['top reduced price for quick sale . exclusive! sea view, pool &amp;amp; mountain view furnished -bedroom/2-bathroom apartment for sale in , , m from beach property realestate', 'top autumn n beach property deal! % reduced price for quick sale k pool view furnished -bedroom apartment for sale in hills property realestate sunnybeach beachapartments', 'exclusive top summer reduced price for quick sale at price below the property market value furnished -bedroom apartment for sale , view, m from the beach realestate property stayhome']</text:p>
          </table:table-cell>
        </table:table-row>
        <table:table-row table:style-name="ro1">
          <table:table-cell office:value-type="float" office:value="62" calcext:value-type="float">
            <text:p>62</text:p>
          </table:table-cell>
          <table:table-cell office:value-type="float" office:value="83" calcext:value-type="float">
            <text:p>83</text:p>
          </table:table-cell>
          <table:table-cell table:style-name="ce13" office:value-type="string" calcext:value-type="string">
            <text:p>62_dog_dogs_puppy_dogsofinstagram</text:p>
          </table:table-cell>
          <table:table-cell office:value-type="string" calcext:value-type="string">
            <text:p>['dog', 'dogs', 'puppy', 'dogsofinstagram', 'furry', 'adoptdontshop', 'animals', 'bernerniederlaufhund', 'conan', 'beagle']</text:p>
          </table:table-cell>
          <table:table-cell office:value-type="string" calcext:value-type="string">
            <text:p>['gossosfelios', 'doge', 'doggy', 'dog', 'dogs', 'happydog', 'hounddogs', 'pets', 'dogsofinstagram', 'beagle']</text:p>
          </table:table-cell>
          <table:table-cell office:value-type="string" calcext:value-type="string">
            <text:p>['dogs', 'dogsofinstagram', 'beagle', 'pups', 'dogsoftwitter', 'pets', 'puglife', 'happydog', 'hounddogs', 'rescuedog']</text:p>
          </table:table-cell>
          <table:table-cell office:value-type="string" calcext:value-type="string">
            <text:p>['- tickle me pweasee . . . cuddles tickleme adoptme rescuedog dogsofinstagram dog adoptdontshop adoptdontshop homeforlife dog puppy puppiesofinstagram <text:s/>foreverhome happyending streetheartsbg', "there are so many people with dogs in . i'm having more fun dog watching than people watching tbh.", 'dog of']</text:p>
          </table:table-cell>
        </table:table-row>
        <table:table-row table:style-name="ro1">
          <table:table-cell office:value-type="float" office:value="63" calcext:value-type="float">
            <text:p>63</text:p>
          </table:table-cell>
          <table:table-cell office:value-type="float" office:value="83" calcext:value-type="float">
            <text:p>83</text:p>
          </table:table-cell>
          <table:table-cell table:style-name="ce5" office:value-type="string" calcext:value-type="string">
            <text:p>63_casino_monaco_montecarlomonaco_carlo</text:p>
          </table:table-cell>
          <table:table-cell office:value-type="string" calcext:value-type="string">
            <text:p>['casino', 'monaco', 'montecarlomonaco', 'carlo', 'monte', 'montecarlo', 'casinomontecarlo', 'poker', 'casinosmontecarlo', 'principality']</text:p>
          </table:table-cell>
          <table:table-cell office:value-type="string" calcext:value-type="string">
            <text:p>['casino', 'casinosmontecarlo', 'casinomontecarlo', 'gambling', 'pokerlife', 'gamblinglaw', 'gamble', 'roulette', 'poker', 'slotsgames']</text:p>
          </table:table-cell>
          <table:table-cell office:value-type="string" calcext:value-type="string">
            <text:p>['casino', 'casinomontecarlo', 'poker', 'casinosmontecarlo', 'roulette', 'pokerpro', 'pokeronline', 'pokerlife', 'pokerdad', 'pokerplayer']</text:p>
          </table:table-cell>
          <table:table-cell office:value-type="string" calcext:value-type="string">
            <text:p>['welcome to monaco at casino casino de', 'when in ........ casino de', 'em casino de']</text:p>
          </table:table-cell>
        </table:table-row>
        <table:table-row table:style-name="ro1">
          <table:table-cell office:value-type="float" office:value="64" calcext:value-type="float">
            <text:p>64</text:p>
          </table:table-cell>
          <table:table-cell office:value-type="float" office:value="82" calcext:value-type="float">
            <text:p>82</text:p>
          </table:table-cell>
          <table:table-cell table:style-name="ce4" office:value-type="string" calcext:value-type="string">
            <text:p>64_tax_money_gobierno_fondos</text:p>
          </table:table-cell>
          <table:table-cell office:value-type="string" calcext:value-type="string">
            <text:p>['tax', 'money', 'gobierno', 'fondos', 'millones', 'fiscal', 'impuestos', 'government', 'income', 'economy']</text:p>
          </table:table-cell>
          <table:table-cell office:value-type="string" calcext:value-type="string">
            <text:p>['impuestos', 'taxes', 'tax', 'fiscales', 'fiscal', 'income', 'economic', 'pension', 'welfare', 'annuity']</text:p>
          </table:table-cell>
          <table:table-cell office:value-type="string" calcext:value-type="string">
            <text:p>['fondos', 'fiscal', 'impuestos', 'income', 'economy', 'debt', 'countries', 'federal', 'fiscales', 'gobiernos']</text:p>
          </table:table-cell>
          <table:table-cell office:value-type="string" calcext:value-type="string">
            <text:p>["sorry bob' usually agree with you but not this time. she's not allowed dual citizenship. she pays tax on income and indian tax on indian income. surely that's fair.?", 'has the most unequal share of income in the (before tax and welfare) raising the point at which taxpayers pay the higher rate of tax, or abolishing the universal social charge, would both favour those on higher incomes most. ge20 ge2020', 'presumably the money comes from bank profits so less tax paid by banks, so less money for shareholders and therefore less dividends to pension funds. doubt overall economy or general public see any benefit whatsoever']</text:p>
          </table:table-cell>
        </table:table-row>
        <table:table-row table:style-name="ro1">
          <table:table-cell office:value-type="float" office:value="65" calcext:value-type="float">
            <text:p>65</text:p>
          </table:table-cell>
          <table:table-cell office:value-type="float" office:value="79" calcext:value-type="float">
            <text:p>79</text:p>
          </table:table-cell>
          <table:table-cell office:value-type="string" calcext:value-type="string">
            <text:p>65_length_utc_noon_sunrise</text:p>
          </table:table-cell>
          <table:table-cell office:value-type="string" calcext:value-type="string">
            <text:p>['length', 'utc', 'noon', 'sunrise', 'sunset', 'cet', 'morning', 'good', 'day', 'cest']</text:p>
          </table:table-cell>
          <table:table-cell office:value-type="string" calcext:value-type="string">
            <text:p>['sunrise', 'morning', '40am', 'noon', 'day', 'sunset', 'december', 'january', 'clock', 'november']</text:p>
          </table:table-cell>
          <table:table-cell office:value-type="string" calcext:value-type="string">
            <text:p>['length', 'utc', 'noon', 'sunrise', 'sunset', 'day', 'december', '39', 'september', 'november']</text:p>
          </table:table-cell>
          <table:table-cell office:value-type="string" calcext:value-type="string">
            <text:p>['good morning, ! sunrise :39, noon :01, sunset :21 cet (utc+1), november . day length: h m.', 'good morning, ! sunrise :22, noon :41, sunset :00 cet (utc+1), december . day length: h m.', 'good morning, ! sunrise :39, noon :50, sunset :01 cet (utc+1), december . day length: h m.']</text:p>
          </table:table-cell>
        </table:table-row>
        <table:table-row table:style-name="ro1">
          <table:table-cell office:value-type="float" office:value="66" calcext:value-type="float">
            <text:p>66</text:p>
          </table:table-cell>
          <table:table-cell office:value-type="float" office:value="77" calcext:value-type="float">
            <text:p>77</text:p>
          </table:table-cell>
          <table:table-cell table:style-name="ce5" office:value-type="string" calcext:value-type="string">
            <text:p>66_video_youtube_posted_recorded</text:p>
          </table:table-cell>
          <table:table-cell office:value-type="string" calcext:value-type="string">
            <text:p>['video', 'youtube', 'posted', 'recorded', 'videos', 'new', 'acaba', 'publicar', 'filmed', 'music']</text:p>
          </table:table-cell>
          <table:table-cell office:value-type="string" calcext:value-type="string">
            <text:p>['video', 'videos', 'youtube', 'videospot', 'youtuber', 'newvideo', 'shootingvideos', 'filmed', 'videomanipulation', 'vide']</text:p>
          </table:table-cell>
          <table:table-cell office:value-type="string" calcext:value-type="string">
            <text:p>['video', 'youtube', 'videos', 'shawnjonesmusic', 'justvshow', 'newvideo', 'javascript', 'youtuber', 'wilderness', 'song']</text:p>
          </table:table-cell>
          <table:table-cell office:value-type="string" calcext:value-type="string">
            <text:p>['just posted a video , ,', 'just posted a video', 'just posted a video ,']</text:p>
          </table:table-cell>
        </table:table-row>
        <table:table-row table:style-name="ro1">
          <table:table-cell office:value-type="float" office:value="67" calcext:value-type="float">
            <text:p>67</text:p>
          </table:table-cell>
          <table:table-cell office:value-type="float" office:value="76" calcext:value-type="float">
            <text:p>76</text:p>
          </table:table-cell>
          <table:table-cell table:style-name="ce2" office:value-type="string" calcext:value-type="string">
            <text:p>67_car_cars_tesla_license</text:p>
          </table:table-cell>
          <table:table-cell office:value-type="string" calcext:value-type="string">
            <text:p>['car', 'cars', 'tesla', 'license', 'driver', 'drivers', 'driving', 'suv', 'ford', 'parked']</text:p>
          </table:table-cell>
          <table:table-cell office:value-type="string" calcext:value-type="string">
            <text:p>['coche', 'car', 'cars', 'vehicle', 'vehicles', 'jeep', 'motorhome', 'driving', 'drivers', 'ford']</text:p>
          </table:table-cell>
          <table:table-cell office:value-type="string" calcext:value-type="string">
            <text:p>['car', 'cars', 'license', 'drivers', 'ford', 'vehicles', 'motorhome', 'sold', 'jeep', 'trucks']</text:p>
          </table:table-cell>
          <table:table-cell office:value-type="string" calcext:value-type="string">
            <text:p>["writers, journalists, anyone who writes anything where a vehicle is mentioned (particularly in ): please stop referring to x4's suv's etc. as a jeep. jeep is a specific brand. it's like calling every tractor in the country a john deere or every electric car a tesla.", 'when walking through <text:s/>, you may come across a classic old timer car like this one in the picture. it is well-known in <text:s/>that is a haven for old timer car lovers. cars oldtimers classiccars citystreet carlovers bolttravel', 'sell your car to it takes just a few moments to sell your car in']</text:p>
          </table:table-cell>
        </table:table-row>
        <table:table-row table:style-name="ro1" table:number-rows-repeated="2">
          <table:table-cell table:number-columns-repeated="7"/>
        </table:table-row>
        <table:table-row table:style-name="ro1">
          <table:table-cell table:number-columns-repeated="2"/>
          <table:table-cell table:style-name="ce14" office:value-type="string" calcext:value-type="string">
            <text:p>TOT</text:p>
          </table:table-cell>
          <table:table-cell table:style-name="ce14" table:formula="of:=SUM([.B2:.B70])" office:value-type="float" office:value="46065" calcext:value-type="float">
            <text:p>46065</text:p>
          </table:table-cell>
          <table:table-cell table:number-columns-repeated="3"/>
        </table:table-row>
        <table:table-row table:style-name="ro1">
          <table:table-cell table:number-columns-repeated="2"/>
          <table:table-cell table:style-name="ce10" office:value-type="string" calcext:value-type="string">
            <text:p>post photo</text:p>
          </table:table-cell>
          <table:table-cell table:style-name="ce15" table:formula="of:=SUM([.B23])" office:value-type="float" office:value="315" calcext:value-type="float">
            <text:p>315</text:p>
          </table:table-cell>
          <table:table-cell office:value-type="float" office:value="0.68" calcext:value-type="float">
            <text:p>0.68</text:p>
          </table:table-cell>
          <table:table-cell table:number-columns-repeated="2"/>
        </table:table-row>
        <table:table-row table:style-name="ro1">
          <table:table-cell table:number-columns-repeated="2"/>
          <table:table-cell table:style-name="ce2" office:value-type="string" calcext:value-type="string">
            <text:p>football/sport</text:p>
          </table:table-cell>
          <table:table-cell table:style-name="ce15" table:formula="of:=SUM([.B4];[.B10];[.B16];[.B21];[.B34];[.B30];[.B60];[.B70])" office:value-type="float" office:value="3367" calcext:value-type="float">
            <text:p>3367</text:p>
          </table:table-cell>
          <table:table-cell office:value-type="float" office:value="7.31" calcext:value-type="float">
            <text:p>7.31</text:p>
          </table:table-cell>
          <table:table-cell table:number-columns-repeated="2"/>
        </table:table-row>
        <table:table-row table:style-name="ro1">
          <table:table-cell table:number-columns-repeated="2"/>
          <table:table-cell table:style-name="ce8" office:value-type="string" calcext:value-type="string">
            <text:p>travelling/holidays/transportation</text:p>
          </table:table-cell>
          <table:table-cell table:style-name="ce15" table:formula="of:=SUM([.B15];[.B28];[.B35];[.B39];[.B44];[.B49];[.B56])" office:value-type="float" office:value="1436" calcext:value-type="float">
            <text:p>1436</text:p>
          </table:table-cell>
          <table:table-cell office:value-type="float" office:value="3.12" calcext:value-type="float">
            <text:p>3.12</text:p>
          </table:table-cell>
          <table:table-cell table:number-columns-repeated="2"/>
        </table:table-row>
        <table:table-row table:style-name="ro1">
          <table:table-cell table:number-columns-repeated="2"/>
          <table:table-cell table:style-name="ce6" office:value-type="string" calcext:value-type="string">
            <text:p>food/drink</text:p>
          </table:table-cell>
          <table:table-cell table:style-name="ce15" table:formula="of:=SUM([.B11];[.B33];[.B46];[.B50];[.B53];[.B62])" office:value-type="float" office:value="1442" calcext:value-type="float">
            <text:p>1442</text:p>
          </table:table-cell>
          <table:table-cell office:value-type="float" office:value="3.13" calcext:value-type="float">
            <text:p>3.13</text:p>
          </table:table-cell>
          <table:table-cell table:number-columns-repeated="2"/>
        </table:table-row>
        <table:table-row table:style-name="ro1">
          <table:table-cell table:number-columns-repeated="2"/>
          <table:table-cell table:style-name="ce5" office:value-type="string" calcext:value-type="string">
            <text:p>music/leisure</text:p>
          </table:table-cell>
          <table:table-cell table:style-name="ce15" table:formula="of:=SUM([.B7];[.B48];[.B66];[.B69])" office:value-type="float" office:value="1284" calcext:value-type="float">
            <text:p>1284</text:p>
          </table:table-cell>
          <table:table-cell office:value-type="float" office:value="2.79" calcext:value-type="float">
            <text:p>2.79</text:p>
          </table:table-cell>
          <table:table-cell table:number-columns-repeated="2"/>
        </table:table-row>
        <table:table-row table:style-name="ro1">
          <table:table-cell table:number-columns-repeated="2"/>
          <table:table-cell table:style-name="ce4" office:value-type="string" calcext:value-type="string">
            <text:p>politics/economics/society</text:p>
          </table:table-cell>
          <table:table-cell table:style-name="ce15" table:formula="of:=SUM([.B6];[.B8];[.B38];[.B51];[.B57];[.B58];[.B59];[.B64];[.B67])" office:value-type="float" office:value="2849" calcext:value-type="float">
            <text:p>2849</text:p>
          </table:table-cell>
          <table:table-cell office:value-type="float" office:value="6.18" calcext:value-type="float">
            <text:p>6.18</text:p>
          </table:table-cell>
          <table:table-cell table:number-columns-repeated="2"/>
        </table:table-row>
        <table:table-row table:style-name="ro1">
          <table:table-cell table:number-columns-repeated="2"/>
          <table:table-cell table:style-name="ce3" office:value-type="string" calcext:value-type="string">
            <text:p>education</text:p>
          </table:table-cell>
          <table:table-cell table:style-name="ce15" table:formula="of:=SUM([.B5])" office:value-type="float" office:value="1188" calcext:value-type="float">
            <text:p>1188</text:p>
          </table:table-cell>
          <table:table-cell office:value-type="float" office:value="2.58" calcext:value-type="float">
            <text:p>2.58</text:p>
          </table:table-cell>
          <table:table-cell table:number-columns-repeated="2"/>
        </table:table-row>
        <table:table-row table:style-name="ro1">
          <table:table-cell table:number-columns-repeated="2"/>
          <table:table-cell table:style-name="ce13" office:value-type="string" calcext:value-type="string">
            <text:p>dogs/animals</text:p>
          </table:table-cell>
          <table:table-cell table:style-name="ce15" table:formula="of:=SUM([.B61];[.B65])" office:value-type="float" office:value="184" calcext:value-type="float">
            <text:p>184</text:p>
          </table:table-cell>
          <table:table-cell office:value-type="float" office:value="0.4" calcext:value-type="float">
            <text:p>0.4</text:p>
          </table:table-cell>
          <table:table-cell table:number-columns-repeated="2"/>
        </table:table-row>
        <table:table-row table:style-name="ro1">
          <table:table-cell table:number-columns-repeated="2"/>
          <table:table-cell table:style-name="ce9" office:value-type="string" calcext:value-type="string">
            <text:p>nature/weather/natural disasters</text:p>
          </table:table-cell>
          <table:table-cell table:style-name="ce15" table:formula="of:=SUM([.B14];[.B17];[.B19];[.B20];[.B22];[.B27];[.B36];[.B37];[.B45];[.B47])" office:value-type="float" office:value="2690" calcext:value-type="float">
            <text:p>2690</text:p>
          </table:table-cell>
          <table:table-cell office:value-type="float" office:value="5.84" calcext:value-type="float">
            <text:p>5.84</text:p>
          </table:table-cell>
          <table:table-cell table:number-columns-repeated="2"/>
        </table:table-row>
        <table:table-row table:style-name="ro1">
          <table:table-cell table:number-columns-repeated="2"/>
          <table:table-cell table:style-name="ce11" office:value-type="string" calcext:value-type="string">
            <text:p>covid/vaccines/health</text:p>
          </table:table-cell>
          <table:table-cell table:style-name="ce15" table:formula="of:=SUM([.B31];[.B40])" office:value-type="float" office:value="412" calcext:value-type="float">
            <text:p>412</text:p>
          </table:table-cell>
          <table:table-cell office:value-type="float" office:value="0.89" calcext:value-type="float">
            <text:p>0.89</text:p>
          </table:table-cell>
          <table:table-cell table:number-columns-repeated="2"/>
        </table:table-row>
        <table:table-row table:style-name="ro1">
          <table:table-cell table:number-columns-repeated="2"/>
          <table:table-cell table:style-name="ce1" office:value-type="string" calcext:value-type="string">
            <text:p>religion</text:p>
          </table:table-cell>
          <table:table-cell table:style-name="ce15" table:formula="of:=SUM([.B3])" office:value-type="float" office:value="2776" calcext:value-type="float">
            <text:p>2776</text:p>
          </table:table-cell>
          <table:table-cell office:value-type="float" office:value="6.03" calcext:value-type="float">
            <text:p>6.03</text:p>
          </table:table-cell>
          <table:table-cell table:number-columns-repeated="2"/>
        </table:table-row>
        <table:table-row table:style-name="ro1">
          <table:table-cell table:number-columns-repeated="2"/>
          <table:table-cell table:style-name="ce15" office:value-type="string" calcext:value-type="string">
            <text:p>SUM MACRO TOPICS</text:p>
          </table:table-cell>
          <table:table-cell table:style-name="ce15" table:formula="of:=SUM([.D74:.D84])" office:value-type="float" office:value="17943" calcext:value-type="float">
            <text:p>17943</text:p>
          </table:table-cell>
          <table:table-cell table:number-columns-repeated="3"/>
        </table:table-row>
        <table:table-row table:style-name="ro1">
          <table:table-cell table:number-columns-repeated="2"/>
          <table:table-cell table:style-name="ce16" office:value-type="string" calcext:value-type="string">
            <text:p>OTHERS</text:p>
          </table:table-cell>
          <table:table-cell table:style-name="ce16" office:value-type="float" office:value="4682" calcext:value-type="float">
            <text:p>4682</text:p>
          </table:table-cell>
          <table:table-cell office:value-type="float" office:value="10.16" calcext:value-type="float">
            <text:p>10.16</text:p>
          </table:table-cell>
          <table:table-cell table:number-columns-repeated="2"/>
        </table:table-row>
        <table:table-row table:style-name="ro1">
          <table:table-cell table:number-columns-repeated="2"/>
          <table:table-cell table:style-name="ce17" office:value-type="string" calcext:value-type="string">
            <text:p>NO LABEL</text:p>
          </table:table-cell>
          <table:table-cell table:style-name="ce17" table:formula="of:=SUM([.B2])" office:value-type="float" office:value="23440" calcext:value-type="float">
            <text:p>23440</text:p>
          </table:table-cell>
          <table:table-cell office:value-type="float" office:value="50.89" calcext:value-type="float">
            <text:p>50.89</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15T12:45:54.398404305</dc:date>
    <meta:editing-duration>PT1H2M53S</meta:editing-duration>
    <meta:editing-cycles>2</meta:editing-cycles>
    <meta:generator>LibreOffice/7.3.7.2$Linux_X86_64 LibreOffice_project/30$Build-2</meta:generator>
    <meta:document-statistic meta:table-count="1" meta:cell-count="533" meta:object-count="0"/>
  </office:meta>
</office:document-meta>
</file>